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9836" officeooo:paragraph-rsid="000d9836"/>
    </style:style>
    <style:style style:name="P2" style:family="paragraph" style:parent-style-name="Text_20_body">
      <style:text-properties officeooo:rsid="000e4abd" officeooo:paragraph-rsid="000e4abd"/>
    </style:style>
    <style:style style:name="P3" style:family="paragraph" style:parent-style-name="Text_20_body">
      <style:text-properties fo:color="#c5000b" officeooo:rsid="000e4abd" officeooo:paragraph-rsid="000e4abd"/>
    </style:style>
    <style:style style:name="P4" style:family="paragraph" style:parent-style-name="Text_20_body">
      <style:text-properties fo:color="#c5000b" officeooo:rsid="000f33ab" officeooo:paragraph-rsid="000f33ab"/>
    </style:style>
    <style:style style:name="P5" style:family="paragraph" style:parent-style-name="Text_20_body">
      <style:text-properties officeooo:paragraph-rsid="000e4abd"/>
    </style:style>
    <style:style style:name="P6" style:family="paragraph" style:parent-style-name="Text_20_body">
      <style:text-properties officeooo:rsid="0016b9bd" officeooo:paragraph-rsid="0016b9bd"/>
    </style:style>
    <style:style style:name="P7" style:family="paragraph" style:parent-style-name="Text_20_body">
      <style:text-properties style:text-underline-style="solid" style:text-underline-width="auto" style:text-underline-color="font-color" officeooo:rsid="000d9836" officeooo:paragraph-rsid="000d9836"/>
    </style:style>
    <style:style style:name="P8" style:family="paragraph" style:parent-style-name="Text_20_body">
      <style:text-properties style:text-underline-style="solid" style:text-underline-width="auto" style:text-underline-color="font-color" fo:font-weight="bold" officeooo:rsid="00349dcd" officeooo:paragraph-rsid="00349dcd" style:font-weight-asian="bold" style:font-weight-complex="bold"/>
    </style:style>
    <style:style style:name="P9" style:family="paragraph" style:parent-style-name="Text_20_body">
      <style:text-properties style:text-underline-style="solid" style:text-underline-width="auto" style:text-underline-color="font-color" officeooo:rsid="004b397c" officeooo:paragraph-rsid="004b397c"/>
    </style:style>
    <style:style style:name="P10" style:family="paragraph" style:parent-style-name="Text_20_body">
      <style:text-properties style:text-underline-style="solid" style:text-underline-width="auto" style:text-underline-color="font-color" officeooo:rsid="004b397c" officeooo:paragraph-rsid="004edfbc"/>
    </style:style>
    <style:style style:name="P11" style:family="paragraph" style:parent-style-name="Text_20_body">
      <style:text-properties style:text-underline-style="solid" style:text-underline-width="auto" style:text-underline-color="font-color" officeooo:rsid="004b397c" officeooo:paragraph-rsid="0050e2de"/>
    </style:style>
    <style:style style:name="P12" style:family="paragraph" style:parent-style-name="Text_20_body">
      <style:text-properties style:text-underline-style="solid" style:text-underline-width="auto" style:text-underline-color="font-color" officeooo:rsid="004b397c" officeooo:paragraph-rsid="005996c6"/>
    </style:style>
    <style:style style:name="P13" style:family="paragraph" style:parent-style-name="Text_20_body">
      <style:text-properties style:text-underline-style="solid" style:text-underline-width="auto" style:text-underline-color="font-color" officeooo:rsid="004b397c" officeooo:paragraph-rsid="005cc9e0"/>
    </style:style>
    <style:style style:name="P14" style:family="paragraph" style:parent-style-name="Text_20_body">
      <style:text-properties style:text-underline-style="solid" style:text-underline-width="auto" style:text-underline-color="font-color" officeooo:rsid="004b397c" officeooo:paragraph-rsid="00633b2e"/>
    </style:style>
    <style:style style:name="P15" style:family="paragraph" style:parent-style-name="Text_20_body">
      <style:text-properties style:text-underline-style="solid" style:text-underline-width="auto" style:text-underline-color="font-color" officeooo:rsid="004b397c" officeooo:paragraph-rsid="004b397c" fo:background-color="transparent"/>
    </style:style>
    <style:style style:name="P16" style:family="paragraph" style:parent-style-name="Text_20_body">
      <style:text-properties style:text-underline-style="solid" style:text-underline-width="auto" style:text-underline-color="font-color" officeooo:rsid="004b397c" officeooo:paragraph-rsid="0050e2de" fo:background-color="transparent"/>
    </style:style>
    <style:style style:name="P17" style:family="paragraph" style:parent-style-name="Text_20_body">
      <style:text-properties style:text-underline-style="solid" style:text-underline-width="auto" style:text-underline-color="font-color" officeooo:rsid="004b397c" officeooo:paragraph-rsid="005996c6" fo:background-color="transparent"/>
    </style:style>
    <style:style style:name="P18" style:family="paragraph" style:parent-style-name="Text_20_body">
      <style:text-properties style:text-underline-style="solid" style:text-underline-width="auto" style:text-underline-color="font-color" officeooo:rsid="003995c7" officeooo:paragraph-rsid="004b397c" fo:background-color="transparent"/>
    </style:style>
    <style:style style:name="P19" style:family="paragraph" style:parent-style-name="Text_20_body">
      <style:text-properties style:text-underline-style="solid" style:text-underline-width="auto" style:text-underline-color="font-color" officeooo:rsid="004edfbc" officeooo:paragraph-rsid="004edfbc"/>
    </style:style>
    <style:style style:name="P20" style:family="paragraph" style:parent-style-name="Text_20_body">
      <style:text-properties style:text-underline-style="solid" style:text-underline-width="auto" style:text-underline-color="font-color" officeooo:rsid="004edfbc" officeooo:paragraph-rsid="0051d2d7"/>
    </style:style>
    <style:style style:name="P21" style:family="paragraph" style:parent-style-name="Text_20_body">
      <style:text-properties style:text-underline-style="solid" style:text-underline-width="auto" style:text-underline-color="font-color" officeooo:rsid="004edfbc" officeooo:paragraph-rsid="0052df6b"/>
    </style:style>
    <style:style style:name="P22" style:family="paragraph" style:parent-style-name="Text_20_body">
      <style:text-properties style:text-underline-style="solid" style:text-underline-width="auto" style:text-underline-color="font-color" officeooo:rsid="004edfbc" officeooo:paragraph-rsid="0055f9ae"/>
    </style:style>
    <style:style style:name="P23" style:family="paragraph" style:parent-style-name="Text_20_body">
      <style:text-properties style:text-underline-style="solid" style:text-underline-width="auto" style:text-underline-color="font-color" officeooo:rsid="004edfbc" officeooo:paragraph-rsid="005996c6"/>
    </style:style>
    <style:style style:name="P24" style:family="paragraph" style:parent-style-name="Text_20_body">
      <style:text-properties style:text-underline-style="solid" style:text-underline-width="auto" style:text-underline-color="font-color" officeooo:rsid="004edfbc" officeooo:paragraph-rsid="00633b2e"/>
    </style:style>
    <style:style style:name="P25" style:family="paragraph" style:parent-style-name="Text_20_body">
      <style:text-properties style:text-underline-style="solid" style:text-underline-width="auto" style:text-underline-color="font-color" officeooo:rsid="004edfbc" officeooo:paragraph-rsid="00643d68"/>
    </style:style>
    <style:style style:name="P26" style:family="paragraph" style:parent-style-name="Text_20_body">
      <style:text-properties style:text-underline-style="solid" style:text-underline-width="auto" style:text-underline-color="font-color" officeooo:rsid="003995c7" officeooo:paragraph-rsid="0051d2d7"/>
    </style:style>
    <style:style style:name="P27" style:family="paragraph" style:parent-style-name="Text_20_body">
      <style:text-properties style:text-underline-style="solid" style:text-underline-width="auto" style:text-underline-color="font-color" officeooo:rsid="00485d01" officeooo:paragraph-rsid="004b397c"/>
    </style:style>
    <style:style style:name="P28" style:family="paragraph" style:parent-style-name="Text_20_body">
      <style:text-properties style:text-underline-style="solid" style:text-underline-width="auto" style:text-underline-color="font-color" officeooo:rsid="005cc9e0" officeooo:paragraph-rsid="005cc9e0"/>
    </style:style>
    <style:style style:name="P29" style:family="paragraph" style:parent-style-name="Text_20_body">
      <style:text-properties style:text-underline-style="solid" style:text-underline-width="auto" style:text-underline-color="font-color" officeooo:rsid="005e9722" officeooo:paragraph-rsid="005e9722"/>
    </style:style>
    <style:style style:name="P30" style:family="paragraph" style:parent-style-name="Text_20_body">
      <style:text-properties style:text-underline-style="solid" style:text-underline-width="auto" style:text-underline-color="font-color" officeooo:rsid="00633b2e" officeooo:paragraph-rsid="00633b2e"/>
    </style:style>
    <style:style style:name="P31" style:family="paragraph" style:parent-style-name="Text_20_body">
      <style:text-properties style:text-underline-style="solid" style:text-underline-width="auto" style:text-underline-color="font-color" officeooo:rsid="00643d68" officeooo:paragraph-rsid="00643d68"/>
    </style:style>
    <style:style style:name="P32" style:family="paragraph" style:parent-style-name="Text_20_body">
      <style:text-properties style:font-name="serif" fo:font-size="10pt" fo:font-weight="normal" officeooo:rsid="0016b9bd" officeooo:paragraph-rsid="0021d578" style:font-size-asian="10pt" style:font-weight-asian="normal" style:font-size-complex="10pt" style:font-weight-complex="normal"/>
    </style:style>
    <style:style style:name="P33" style:family="paragraph" style:parent-style-name="Text_20_body">
      <style:text-properties style:font-name="serif" fo:font-size="10pt" fo:font-weight="normal" officeooo:rsid="0016b9bd" officeooo:paragraph-rsid="0022edbc" style:font-size-asian="10pt" style:font-weight-asian="normal" style:font-size-complex="10pt" style:font-weight-complex="normal"/>
    </style:style>
    <style:style style:name="P34" style:family="paragraph" style:parent-style-name="Text_20_body">
      <style:text-properties style:font-name="serif" fo:font-size="10pt" fo:font-weight="normal" officeooo:rsid="0021d578" officeooo:paragraph-rsid="0021d578" style:font-size-asian="10pt" style:font-weight-asian="normal" style:font-size-complex="10pt" style:font-weight-complex="normal"/>
    </style:style>
    <style:style style:name="P35" style:family="paragraph" style:parent-style-name="Text_20_body">
      <style:text-properties style:font-name="serif" fo:font-size="10pt" fo:font-weight="normal" officeooo:rsid="0022edbc" officeooo:paragraph-rsid="0022edbc" style:font-size-asian="10pt" style:font-weight-asian="normal" style:font-size-complex="10pt" style:font-weight-complex="normal"/>
    </style:style>
    <style:style style:name="P36" style:family="paragraph" style:parent-style-name="Text_20_body">
      <style:text-properties style:font-name="serif" fo:font-size="10pt" style:text-underline-style="solid" style:text-underline-width="auto" style:text-underline-color="font-color" fo:font-weight="normal" officeooo:rsid="0022edbc" officeooo:paragraph-rsid="0024097d" style:font-size-asian="10pt" style:font-weight-asian="normal" style:font-size-complex="10pt" style:font-weight-complex="normal"/>
    </style:style>
    <style:style style:name="P37" style:family="paragraph" style:parent-style-name="Text_20_body">
      <style:text-properties style:font-name="serif" fo:font-size="10pt" style:text-underline-style="solid" style:text-underline-width="auto" style:text-underline-color="font-color" fo:font-weight="normal" officeooo:rsid="0022edbc" officeooo:paragraph-rsid="0022edbc" style:font-size-asian="10pt" style:font-weight-asian="normal" style:font-size-complex="10pt" style:font-weight-complex="normal"/>
    </style:style>
    <style:style style:name="P38" style:family="paragraph" style:parent-style-name="Text_20_body">
      <style:text-properties style:font-name="serif" fo:font-size="10pt" fo:font-weight="bold" officeooo:rsid="0021d578" officeooo:paragraph-rsid="0021d578" style:font-size-asian="10pt" style:font-weight-asian="bold" style:font-size-complex="10pt" style:font-weight-complex="bold"/>
    </style:style>
    <style:style style:name="P39" style:family="paragraph" style:parent-style-name="Text_20_body">
      <style:text-properties style:font-name="serif" fo:font-size="10pt" style:text-underline-style="none" fo:font-weight="normal" officeooo:rsid="0025e320" officeooo:paragraph-rsid="0025e320" style:font-size-asian="10pt" style:font-weight-asian="normal" style:font-size-complex="10pt" style:font-weight-complex="normal"/>
    </style:style>
    <style:style style:name="P40" style:family="paragraph" style:parent-style-name="Text_20_body">
      <style:text-properties style:font-name="serif" fo:font-size="10pt" style:text-underline-style="none" fo:font-weight="normal" officeooo:rsid="0025e320" officeooo:paragraph-rsid="00266d1a" style:font-size-asian="10pt" style:font-weight-asian="normal" style:font-size-complex="10pt" style:font-weight-complex="normal"/>
    </style:style>
    <style:style style:name="P41" style:family="paragraph" style:parent-style-name="Text_20_body">
      <style:text-properties style:font-name="serif" fo:font-size="10pt" style:text-underline-style="none" fo:font-weight="normal" officeooo:rsid="0025e320" officeooo:paragraph-rsid="00278dae" style:font-size-asian="10pt" style:font-weight-asian="normal" style:font-size-complex="10pt" style:font-weight-complex="normal"/>
    </style:style>
    <style:style style:name="P42" style:family="paragraph" style:parent-style-name="Text_20_body">
      <style:text-properties style:font-name="serif" fo:font-size="10pt" style:text-underline-style="none" fo:font-weight="normal" officeooo:rsid="00281b45" officeooo:paragraph-rsid="00281b45" style:font-size-asian="10pt" style:font-weight-asian="normal" style:font-size-complex="10pt" style:font-weight-complex="normal"/>
    </style:style>
    <style:style style:name="P43" style:family="paragraph" style:parent-style-name="Text_20_body">
      <style:text-properties style:font-name="serif" fo:font-size="10pt" style:text-underline-style="none" fo:font-weight="normal" officeooo:rsid="00281b45" officeooo:paragraph-rsid="002897c2" style:font-size-asian="10pt" style:font-weight-asian="normal" style:font-size-complex="10pt" style:font-weight-complex="normal"/>
    </style:style>
    <style:style style:name="P44" style:family="paragraph" style:parent-style-name="Text_20_body">
      <style:text-properties style:font-name="serif" fo:font-size="10pt" style:text-underline-style="none" fo:font-weight="normal" officeooo:rsid="00281b45" officeooo:paragraph-rsid="002ab325" style:font-size-asian="10pt" style:font-weight-asian="normal" style:font-size-complex="10pt" style:font-weight-complex="normal"/>
    </style:style>
    <style:style style:name="P45" style:family="paragraph" style:parent-style-name="Text_20_body">
      <style:text-properties style:font-name="serif" fo:font-size="10pt" style:text-underline-style="none" fo:font-weight="normal" officeooo:rsid="002869ce" officeooo:paragraph-rsid="002869ce" style:font-size-asian="10pt" style:font-weight-asian="normal" style:font-size-complex="10pt" style:font-weight-complex="normal"/>
    </style:style>
    <style:style style:name="P46" style:family="paragraph" style:parent-style-name="Text_20_body">
      <style:text-properties style:font-name="serif" fo:font-size="10pt" style:text-underline-style="none" fo:font-weight="normal" officeooo:rsid="002897c2" officeooo:paragraph-rsid="002897c2" style:font-size-asian="10pt" style:font-weight-asian="normal" style:font-size-complex="10pt" style:font-weight-complex="normal"/>
    </style:style>
    <style:style style:name="P47" style:family="paragraph" style:parent-style-name="Text_20_body">
      <style:text-properties style:font-name="serif" fo:font-size="10pt" style:text-underline-style="none" fo:font-weight="normal" officeooo:rsid="00292f89" officeooo:paragraph-rsid="00292f89" style:font-size-asian="10pt" style:font-weight-asian="normal" style:font-size-complex="10pt" style:font-weight-complex="normal"/>
    </style:style>
    <style:style style:name="P48" style:family="paragraph" style:parent-style-name="Text_20_body">
      <style:text-properties style:font-name="serif" fo:font-size="10pt" style:text-underline-style="none" fo:font-weight="normal" officeooo:rsid="00292f89" officeooo:paragraph-rsid="002d5d2e" style:font-size-asian="10pt" style:font-weight-asian="normal" style:font-size-complex="10pt" style:font-weight-complex="normal"/>
    </style:style>
    <style:style style:name="P49" style:family="paragraph" style:parent-style-name="Text_20_body">
      <style:text-properties style:font-name="serif" fo:font-size="10pt" style:text-underline-style="none" fo:font-weight="normal" officeooo:rsid="002d5d2e" officeooo:paragraph-rsid="002d5d2e" style:font-size-asian="10pt" style:font-weight-asian="normal" style:font-size-complex="10pt" style:font-weight-complex="normal"/>
    </style:style>
    <style:style style:name="P50" style:family="paragraph" style:parent-style-name="Text_20_body">
      <style:text-properties style:font-name="serif" fo:font-size="10pt" style:text-underline-style="none" fo:font-weight="normal" officeooo:rsid="002f37e8" officeooo:paragraph-rsid="002f37e8" style:font-size-asian="10pt" style:font-weight-asian="normal" style:font-size-complex="10pt" style:font-weight-complex="normal"/>
    </style:style>
    <style:style style:name="P51" style:family="paragraph" style:parent-style-name="Text_20_body">
      <style:text-properties style:font-name="serif" fo:font-size="10pt" style:text-underline-style="none" fo:font-weight="normal" officeooo:rsid="002f37e8" officeooo:paragraph-rsid="002ff4cc" style:font-size-asian="10pt" style:font-weight-asian="normal" style:font-size-complex="10pt" style:font-weight-complex="normal"/>
    </style:style>
    <style:style style:name="P52" style:family="paragraph" style:parent-style-name="Text_20_body">
      <style:text-properties style:font-name="serif" fo:font-size="10pt" style:text-underline-style="none" fo:font-weight="normal" officeooo:rsid="002ff4cc" officeooo:paragraph-rsid="002ff4cc" style:font-size-asian="10pt" style:font-weight-asian="normal" style:font-size-complex="10pt" style:font-weight-complex="normal"/>
    </style:style>
    <style:style style:name="P53" style:family="paragraph" style:parent-style-name="Text_20_body">
      <style:text-properties style:font-name="serif" fo:font-size="10pt" style:text-underline-style="none" fo:font-weight="bold" officeooo:rsid="0025e320" officeooo:paragraph-rsid="0025e320" style:font-size-asian="10pt" style:font-weight-asian="bold" style:font-size-complex="10pt" style:font-weight-complex="bold"/>
    </style:style>
    <style:style style:name="P54" style:family="paragraph" style:parent-style-name="Text_20_body">
      <style:text-properties style:font-name="serif" fo:font-size="10pt" style:text-underline-style="none" fo:font-weight="bold" officeooo:rsid="00266d1a" officeooo:paragraph-rsid="00266d1a" style:font-size-asian="10pt" style:font-weight-asian="bold" style:font-size-complex="10pt" style:font-weight-complex="bold"/>
    </style:style>
    <style:style style:name="P55" style:family="paragraph" style:parent-style-name="Text_20_body">
      <style:text-properties style:font-name="serif" fo:font-size="10pt" style:text-underline-style="none" fo:font-weight="bold" officeooo:rsid="00292f89" officeooo:paragraph-rsid="00292f89" style:font-size-asian="10pt" style:font-weight-asian="bold" style:font-size-complex="10pt" style:font-weight-complex="bold"/>
    </style:style>
    <style:style style:name="P56" style:family="paragraph" style:parent-style-name="Text_20_body">
      <style:text-properties style:font-name="serif" fo:font-size="12pt" fo:font-weight="normal" officeooo:rsid="0024097d" officeooo:paragraph-rsid="0024097d" style:font-size-asian="10pt" style:font-weight-asian="normal" style:font-size-complex="12pt" style:font-weight-complex="normal"/>
    </style:style>
    <style:style style:name="P57" style:family="paragraph" style:parent-style-name="Text_20_body">
      <style:text-properties style:font-name="serif" fo:font-size="15pt" style:text-underline-style="solid" style:text-underline-width="auto" style:text-underline-color="font-color" fo:font-weight="normal" officeooo:rsid="0016b9bd" officeooo:paragraph-rsid="0024097d" style:font-size-asian="15pt" style:font-weight-asian="normal" style:font-size-complex="15pt" style:font-weight-complex="normal"/>
    </style:style>
    <style:style style:name="P58" style:family="paragraph" style:parent-style-name="Text_20_body">
      <style:text-properties style:font-name="serif" fo:font-size="15pt" style:text-underline-style="solid" style:text-underline-width="auto" style:text-underline-color="font-color" fo:font-weight="normal" officeooo:rsid="0016b9bd" officeooo:paragraph-rsid="00266d1a" style:font-size-asian="15pt" style:font-weight-asian="normal" style:font-size-complex="15pt" style:font-weight-complex="normal"/>
    </style:style>
    <style:style style:name="P59" style:family="paragraph" style:parent-style-name="Text_20_body">
      <style:text-properties style:font-name="serif" fo:font-size="15pt" style:text-underline-style="solid" style:text-underline-width="auto" style:text-underline-color="font-color" fo:font-weight="normal" officeooo:rsid="0016b9bd" officeooo:paragraph-rsid="002869ce" style:font-size-asian="15pt" style:font-weight-asian="normal" style:font-size-complex="15pt" style:font-weight-complex="normal"/>
    </style:style>
    <style:style style:name="P60" style:family="paragraph" style:parent-style-name="Text_20_body">
      <style:text-properties style:font-name="serif" fo:font-size="15pt" style:text-underline-style="solid" style:text-underline-width="auto" style:text-underline-color="font-color" fo:font-weight="normal" officeooo:rsid="0016b9bd" officeooo:paragraph-rsid="002ff4cc" style:font-size-asian="15pt" style:font-weight-asian="normal" style:font-size-complex="15pt" style:font-weight-complex="normal"/>
    </style:style>
    <style:style style:name="P61" style:family="paragraph" style:parent-style-name="Text_20_body">
      <style:text-properties style:font-name="serif" fo:font-size="11pt" style:text-underline-style="solid" style:text-underline-width="auto" style:text-underline-color="font-color" fo:font-weight="normal" officeooo:rsid="002c9e73" officeooo:paragraph-rsid="002c9e73" style:font-size-asian="11pt" style:font-weight-asian="normal" style:font-size-complex="11pt" style:font-weight-complex="normal"/>
    </style:style>
    <style:style style:name="P62" style:family="paragraph" style:parent-style-name="Text_20_body">
      <style:text-properties style:font-name="serif" fo:font-size="11pt" style:text-underline-style="solid" style:text-underline-width="auto" style:text-underline-color="font-color" fo:font-weight="normal" officeooo:rsid="002f37e8" officeooo:paragraph-rsid="002f37e8" style:font-size-asian="11pt" style:font-weight-asian="normal" style:font-size-complex="11pt" style:font-weight-complex="normal"/>
    </style:style>
    <style:style style:name="P63" style:family="paragraph" style:parent-style-name="Text_20_body">
      <style:text-properties style:font-name="serif" fo:font-size="11pt" style:text-underline-style="none" fo:font-weight="normal" officeooo:rsid="002f37e8" officeooo:paragraph-rsid="002f37e8" style:font-size-asian="11pt" style:font-weight-asian="normal" style:font-size-complex="11pt" style:font-weight-complex="normal"/>
    </style:style>
    <style:style style:name="P64" style:family="paragraph" style:parent-style-name="Text_20_body">
      <style:text-properties style:font-name="serif" fo:font-size="11pt" style:text-underline-style="none" fo:font-weight="normal" officeooo:rsid="002f37e8" officeooo:paragraph-rsid="00300a7b" style:font-size-asian="11pt" style:font-weight-asian="normal" style:font-size-complex="11pt" style:font-weight-complex="normal"/>
    </style:style>
    <style:style style:name="P65" style:family="paragraph" style:parent-style-name="Text_20_body">
      <style:text-properties style:font-name="serif" fo:font-size="11pt" style:text-underline-style="none" fo:font-weight="normal" officeooo:rsid="00300a7b" officeooo:paragraph-rsid="00300a7b" style:font-size-asian="11pt" style:font-weight-asian="normal" style:font-size-complex="11pt" style:font-weight-complex="normal"/>
    </style:style>
    <style:style style:name="P66" style:family="paragraph" style:parent-style-name="Text_20_body">
      <style:text-properties style:font-name="serif" fo:font-size="11pt" style:text-underline-style="none" fo:font-weight="normal" officeooo:rsid="0031652f" officeooo:paragraph-rsid="0031652f" style:font-size-asian="11pt" style:font-weight-asian="normal" style:font-size-complex="11pt" style:font-weight-complex="normal"/>
    </style:style>
    <style:style style:name="P67" style:family="paragraph" style:parent-style-name="Text_20_body">
      <style:text-properties officeooo:rsid="0021d578" officeooo:paragraph-rsid="0021d578"/>
    </style:style>
    <style:style style:name="P68" style:family="paragraph" style:parent-style-name="Text_20_body">
      <style:text-properties officeooo:rsid="0024097d" officeooo:paragraph-rsid="0024097d"/>
    </style:style>
    <style:style style:name="P69" style:family="paragraph" style:parent-style-name="Text_20_body">
      <style:text-properties fo:color="#ff3333" style:font-name="serif" fo:font-size="10pt" fo:font-weight="normal" officeooo:rsid="0021d578" officeooo:paragraph-rsid="0021d578" style:font-size-asian="10pt" style:font-weight-asian="normal" style:font-size-complex="10pt" style:font-weight-complex="normal"/>
    </style:style>
    <style:style style:name="P70" style:family="paragraph" style:parent-style-name="Text_20_body">
      <style:text-properties fo:color="#ff3333" style:text-underline-style="solid" style:text-underline-width="auto" style:text-underline-color="font-color" officeooo:rsid="004b397c" officeooo:paragraph-rsid="004b397c"/>
    </style:style>
    <style:style style:name="P71" style:family="paragraph" style:parent-style-name="Text_20_body">
      <style:text-properties fo:color="#ff3333" style:text-underline-style="none" officeooo:rsid="0051d2d7" officeooo:paragraph-rsid="0051d2d7"/>
    </style:style>
    <style:style style:name="P72" style:family="paragraph" style:parent-style-name="Text_20_body">
      <style:text-properties fo:color="#ff3333" style:text-underline-style="none" officeooo:rsid="004b397c" officeooo:paragraph-rsid="004b397c"/>
    </style:style>
    <style:style style:name="P73" style:family="paragraph" style:parent-style-name="Text_20_body">
      <style:text-properties fo:color="#ff3333" fo:font-size="12pt" style:text-underline-style="none" fo:font-weight="normal" officeooo:rsid="004b397c" officeooo:paragraph-rsid="004b397c" fo:background-color="transparent" style:font-size-asian="10.5pt" style:font-weight-asian="normal" style:font-size-complex="12pt" style:font-weight-complex="normal"/>
    </style:style>
    <style:style style:name="P74" style:family="paragraph" style:parent-style-name="Text_20_body">
      <style:text-properties officeooo:rsid="0031652f" officeooo:paragraph-rsid="0031652f"/>
    </style:style>
    <style:style style:name="P75" style:family="paragraph" style:parent-style-name="Text_20_body">
      <style:text-properties officeooo:rsid="00329f2a" officeooo:paragraph-rsid="00329f2a"/>
    </style:style>
    <style:style style:name="P76" style:family="paragraph" style:parent-style-name="Text_20_body">
      <style:text-properties style:text-underline-style="none" fo:font-weight="normal" officeooo:rsid="00350998" officeooo:paragraph-rsid="00350998" style:font-weight-asian="normal" style:font-weight-complex="normal"/>
    </style:style>
    <style:style style:name="P77" style:family="paragraph" style:parent-style-name="Text_20_body">
      <style:text-properties style:text-underline-style="none" officeooo:rsid="0036342c" officeooo:paragraph-rsid="004b397c"/>
    </style:style>
    <style:style style:name="P78" style:family="paragraph" style:parent-style-name="Text_20_body">
      <style:text-properties style:text-underline-style="none" officeooo:rsid="004cfd04" officeooo:paragraph-rsid="004cfd04"/>
    </style:style>
    <style:style style:name="P79" style:family="paragraph" style:parent-style-name="Text_20_body">
      <style:text-properties style:text-underline-style="none" officeooo:rsid="004edfbc" officeooo:paragraph-rsid="004edfbc"/>
    </style:style>
    <style:style style:name="P80" style:family="paragraph" style:parent-style-name="Text_20_body">
      <style:text-properties style:text-underline-style="none" officeooo:rsid="0051d2d7" officeooo:paragraph-rsid="0051d2d7"/>
    </style:style>
    <style:style style:name="P81" style:family="paragraph" style:parent-style-name="Text_20_body">
      <style:text-properties style:text-underline-style="none" officeooo:rsid="005cc9e0" officeooo:paragraph-rsid="005cc9e0"/>
    </style:style>
    <style:style style:name="P82" style:family="paragraph" style:parent-style-name="Text_20_body">
      <style:text-properties fo:font-size="16pt" style:text-underline-style="none" fo:font-weight="normal" officeooo:rsid="00359b8f" officeooo:paragraph-rsid="00359b8f" fo:background-color="#ffff00" style:font-size-asian="16pt" style:font-weight-asian="normal" style:font-size-complex="16pt" style:font-weight-complex="normal"/>
    </style:style>
    <style:style style:name="P83" style:family="paragraph" style:parent-style-name="Text_20_body">
      <style:text-properties officeooo:rsid="0036342c" officeooo:paragraph-rsid="0036342c"/>
    </style:style>
    <style:style style:name="P84" style:family="paragraph" style:parent-style-name="Text_20_body">
      <style:text-properties officeooo:rsid="0036342c" officeooo:paragraph-rsid="004b397c"/>
    </style:style>
    <style:style style:name="P85" style:family="paragraph" style:parent-style-name="Text_20_body">
      <style:text-properties officeooo:rsid="0036342c" officeooo:paragraph-rsid="0052df6b"/>
    </style:style>
    <style:style style:name="P86" style:family="paragraph" style:parent-style-name="Text_20_body">
      <style:text-properties officeooo:rsid="0036342c" officeooo:paragraph-rsid="0058421c"/>
    </style:style>
    <style:style style:name="P87" style:family="paragraph" style:parent-style-name="Text_20_body">
      <style:text-properties officeooo:rsid="0036342c" officeooo:paragraph-rsid="00633b2e"/>
    </style:style>
    <style:style style:name="P88" style:family="paragraph" style:parent-style-name="Text_20_body">
      <style:text-properties officeooo:rsid="0036ed94" officeooo:paragraph-rsid="0036ed94"/>
    </style:style>
    <style:style style:name="P89" style:family="paragraph" style:parent-style-name="Text_20_body">
      <style:text-properties officeooo:rsid="00389ea5" officeooo:paragraph-rsid="00389ea5"/>
    </style:style>
    <style:style style:name="P90" style:family="paragraph" style:parent-style-name="Text_20_body">
      <style:text-properties officeooo:rsid="003995c7" officeooo:paragraph-rsid="003995c7"/>
    </style:style>
    <style:style style:name="P91" style:family="paragraph" style:parent-style-name="Text_20_body">
      <style:text-properties officeooo:rsid="003995c7" officeooo:paragraph-rsid="004495db"/>
    </style:style>
    <style:style style:name="P92" style:family="paragraph" style:parent-style-name="Text_20_body">
      <style:text-properties officeooo:rsid="003995c7" officeooo:paragraph-rsid="00464dd6"/>
    </style:style>
    <style:style style:name="P93" style:family="paragraph" style:parent-style-name="Text_20_body">
      <style:text-properties officeooo:rsid="003995c7" officeooo:paragraph-rsid="005062f4"/>
    </style:style>
    <style:style style:name="P94" style:family="paragraph" style:parent-style-name="Text_20_body">
      <style:text-properties officeooo:rsid="003995c7" officeooo:paragraph-rsid="0051d2d7"/>
    </style:style>
    <style:style style:name="P95" style:family="paragraph" style:parent-style-name="Text_20_body">
      <style:text-properties officeooo:rsid="003995c7" officeooo:paragraph-rsid="00389ea5"/>
    </style:style>
    <style:style style:name="P96" style:family="paragraph" style:parent-style-name="Text_20_body">
      <style:text-properties officeooo:rsid="003995c7" officeooo:paragraph-rsid="004472ec"/>
    </style:style>
    <style:style style:name="P97" style:family="paragraph" style:parent-style-name="Text_20_body">
      <style:text-properties officeooo:rsid="003995c7" officeooo:paragraph-rsid="005e9722"/>
    </style:style>
    <style:style style:name="P98" style:family="paragraph" style:parent-style-name="Text_20_body">
      <style:text-properties officeooo:rsid="003c0570" officeooo:paragraph-rsid="003c0570"/>
    </style:style>
    <style:style style:name="P99" style:family="paragraph" style:parent-style-name="Text_20_body">
      <style:text-properties officeooo:paragraph-rsid="003c0570"/>
    </style:style>
    <style:style style:name="P100" style:family="paragraph" style:parent-style-name="Text_20_body">
      <style:text-properties officeooo:rsid="00408ee3" officeooo:paragraph-rsid="00408ee3"/>
    </style:style>
    <style:style style:name="P101" style:family="paragraph" style:parent-style-name="Text_20_body">
      <style:text-properties officeooo:rsid="00427fdf" officeooo:paragraph-rsid="00427fdf"/>
    </style:style>
    <style:style style:name="P102" style:family="paragraph" style:parent-style-name="Text_20_body">
      <style:text-properties officeooo:rsid="00408ee3" officeooo:paragraph-rsid="00408ee3" fo:background-color="#ff99ff"/>
    </style:style>
    <style:style style:name="P103" style:family="paragraph" style:parent-style-name="Text_20_body">
      <style:text-properties officeooo:rsid="00428672" officeooo:paragraph-rsid="00428672"/>
    </style:style>
    <style:style style:name="P104" style:family="paragraph" style:parent-style-name="Text_20_body">
      <style:text-properties officeooo:rsid="004472ec" officeooo:paragraph-rsid="004472ec"/>
    </style:style>
    <style:style style:name="P105" style:family="paragraph" style:parent-style-name="Text_20_body">
      <style:text-properties officeooo:rsid="004b397c" officeooo:paragraph-rsid="004edfbc"/>
    </style:style>
    <style:style style:name="P106" style:family="paragraph" style:parent-style-name="Text_20_body">
      <style:text-properties officeooo:rsid="004b397c" officeooo:paragraph-rsid="0051d2d7"/>
    </style:style>
    <style:style style:name="P107" style:family="paragraph" style:parent-style-name="Text_20_body">
      <style:text-properties officeooo:rsid="004b397c" officeooo:paragraph-rsid="004b397c"/>
    </style:style>
    <style:style style:name="P108" style:family="paragraph" style:parent-style-name="Text_20_body">
      <style:text-properties officeooo:paragraph-rsid="004b397c"/>
    </style:style>
    <style:style style:name="P109" style:family="paragraph" style:parent-style-name="Text_20_body">
      <style:text-properties fo:color="#000000" fo:font-size="12pt" style:text-underline-style="solid" style:text-underline-width="auto" style:text-underline-color="font-color" fo:font-weight="normal" officeooo:rsid="004b397c" officeooo:paragraph-rsid="004b397c" fo:background-color="transparent" style:font-size-asian="10.5pt" style:font-weight-asian="normal" style:font-size-complex="12pt" style:font-weight-complex="normal"/>
    </style:style>
    <style:style style:name="P110" style:family="paragraph" style:parent-style-name="Text_20_body">
      <style:text-properties fo:color="#000000" fo:font-size="12pt" style:text-underline-style="none" fo:font-weight="normal" officeooo:rsid="00359b8f" officeooo:paragraph-rsid="004b397c" fo:background-color="transparent" style:font-size-asian="10.5pt" style:font-weight-asian="normal" style:font-size-complex="12pt" style:font-weight-complex="normal"/>
    </style:style>
    <style:style style:name="P111" style:family="paragraph" style:parent-style-name="Text_20_body">
      <style:text-properties fo:color="#000000" style:text-underline-style="none" officeooo:rsid="004b397c" officeooo:paragraph-rsid="004b397c"/>
    </style:style>
    <style:style style:name="P112" style:family="paragraph" style:parent-style-name="Text_20_body">
      <style:text-properties officeooo:rsid="00359b8f" officeooo:paragraph-rsid="00359b8f"/>
    </style:style>
    <style:style style:name="P113" style:family="paragraph" style:parent-style-name="Text_20_body">
      <style:text-properties fo:font-size="12pt" style:text-underline-style="none" fo:font-weight="normal" officeooo:rsid="00359b8f" officeooo:paragraph-rsid="00359b8f" fo:background-color="transparent" style:font-size-asian="10.5pt" style:font-weight-asian="normal" style:font-size-complex="12pt" style:font-weight-complex="normal"/>
    </style:style>
    <style:style style:name="P114" style:family="paragraph" style:parent-style-name="Text_20_body">
      <style:text-properties fo:font-size="12pt" style:text-underline-style="none" fo:font-weight="normal" officeooo:rsid="00359b8f" officeooo:paragraph-rsid="004b397c" fo:background-color="transparent" style:font-size-asian="10.5pt" style:font-weight-asian="normal" style:font-size-complex="12pt" style:font-weight-complex="normal"/>
    </style:style>
    <style:style style:name="P115" style:family="paragraph" style:parent-style-name="Text_20_body">
      <style:text-properties fo:font-size="12pt" style:text-underline-style="none" fo:font-weight="normal" officeooo:rsid="004c5ae2" officeooo:paragraph-rsid="004c5ae2" fo:background-color="transparent" style:font-size-asian="10.5pt" style:font-weight-asian="normal" style:font-size-complex="12pt" style:font-weight-complex="normal"/>
    </style:style>
    <style:style style:name="P116" style:family="paragraph" style:parent-style-name="Text_20_body">
      <style:text-properties fo:font-size="12pt" fo:font-weight="normal" officeooo:rsid="004c5ae2" officeooo:paragraph-rsid="004c5ae2" style:font-size-asian="12pt" style:font-weight-asian="normal" style:font-size-complex="12pt" style:font-weight-complex="normal"/>
    </style:style>
    <style:style style:name="P117" style:family="paragraph" style:parent-style-name="Text_20_body">
      <style:text-properties style:font-name="Liberation Serif" fo:font-size="18pt" fo:font-weight="bold" officeooo:rsid="0036342c" officeooo:paragraph-rsid="004b397c" fo:background-color="#ffff99" style:font-name-asian="Droid Sans Fallback" style:font-size-asian="18pt" style:font-weight-asian="bold" style:font-name-complex="FreeSans" style:font-size-complex="18pt" style:font-weight-complex="bold"/>
    </style:style>
    <style:style style:name="P118" style:family="paragraph" style:parent-style-name="Text_20_body">
      <style:text-properties officeooo:rsid="004edfbc" officeooo:paragraph-rsid="004edfbc"/>
    </style:style>
    <style:style style:name="P119" style:family="paragraph" style:parent-style-name="Text_20_body">
      <style:text-properties officeooo:rsid="004cfd04" officeooo:paragraph-rsid="0051d2d7"/>
    </style:style>
    <style:style style:name="P120" style:family="paragraph" style:parent-style-name="Text_20_body">
      <style:text-properties officeooo:paragraph-rsid="0051d2d7"/>
    </style:style>
    <style:style style:name="P121" style:family="paragraph" style:parent-style-name="Text_20_body">
      <style:text-properties officeooo:rsid="005996c6" officeooo:paragraph-rsid="005996c6"/>
    </style:style>
    <style:style style:name="P122" style:family="paragraph" style:parent-style-name="Text_20_body">
      <style:text-properties officeooo:rsid="005996c6" officeooo:paragraph-rsid="005cc9e0"/>
    </style:style>
    <style:style style:name="P123" style:family="paragraph" style:parent-style-name="Text_20_body">
      <style:text-properties officeooo:rsid="005cc9e0" officeooo:paragraph-rsid="005cc9e0"/>
    </style:style>
    <style:style style:name="P124" style:family="paragraph" style:parent-style-name="Text_20_body">
      <style:text-properties officeooo:rsid="005e9722" officeooo:paragraph-rsid="005e9722"/>
    </style:style>
    <style:style style:name="P125" style:family="paragraph" style:parent-style-name="Text_20_body">
      <style:text-properties officeooo:rsid="00633b2e" officeooo:paragraph-rsid="00633b2e"/>
    </style:style>
    <style:style style:name="P126" style:family="paragraph" style:parent-style-name="Text_20_body">
      <style:text-properties officeooo:rsid="00643d68" officeooo:paragraph-rsid="00643d68"/>
    </style:style>
    <style:style style:name="P127" style:family="paragraph" style:parent-style-name="Standard">
      <style:text-properties officeooo:rsid="000ba061" officeooo:paragraph-rsid="000ba061"/>
    </style:style>
    <style:style style:name="P128" style:family="paragraph" style:parent-style-name="Standard">
      <style:text-properties officeooo:rsid="000e4abd" officeooo:paragraph-rsid="000e4abd"/>
    </style:style>
    <style:style style:name="P129" style:family="paragraph" style:parent-style-name="Standard">
      <style:text-properties officeooo:rsid="000e4abd" officeooo:paragraph-rsid="0014004e"/>
    </style:style>
    <style:style style:name="P130" style:family="paragraph" style:parent-style-name="Standard">
      <style:text-properties officeooo:rsid="0012a8a7" officeooo:paragraph-rsid="0012a8a7"/>
    </style:style>
    <style:style style:name="P131" style:family="paragraph" style:parent-style-name="Standard">
      <style:text-properties style:font-name="serif" fo:font-size="7.5pt"/>
    </style:style>
    <style:style style:name="P132" style:family="paragraph" style:parent-style-name="Standard">
      <style:text-properties style:font-name="serif" fo:font-size="7.5pt" officeooo:rsid="0012a8a7" officeooo:paragraph-rsid="0012a8a7"/>
    </style:style>
    <style:style style:name="P133" style:family="paragraph" style:parent-style-name="Standard">
      <style:text-properties style:font-name="serif" fo:font-size="7.5pt" fo:font-weight="bold" officeooo:rsid="00190249" officeooo:paragraph-rsid="00190249" style:font-size-asian="15pt" style:font-weight-asian="bold" style:font-size-complex="15pt" style:font-weight-complex="bold"/>
    </style:style>
    <style:style style:name="P134" style:family="paragraph" style:parent-style-name="Standard">
      <style:text-properties style:font-name="serif" fo:font-size="7.5pt" fo:font-weight="normal" officeooo:rsid="0012a8a7" officeooo:paragraph-rsid="00190249" style:font-size-asian="15pt" style:font-weight-asian="normal" style:font-size-complex="15pt" style:font-weight-complex="normal"/>
    </style:style>
    <style:style style:name="P135" style:family="paragraph" style:parent-style-name="Standard">
      <style:text-properties style:font-name="serif" fo:font-size="7.5pt" fo:font-weight="normal" officeooo:rsid="0016b9bd" officeooo:paragraph-rsid="0016b9bd" style:font-size-asian="15pt" style:font-weight-asian="normal" style:font-size-complex="15pt" style:font-weight-complex="normal"/>
    </style:style>
    <style:style style:name="P136" style:family="paragraph" style:parent-style-name="Standard">
      <style:text-properties style:font-name="serif" fo:font-size="7.5pt" fo:font-weight="normal" officeooo:rsid="001705e1" officeooo:paragraph-rsid="001705e1" style:font-size-asian="15pt" style:font-weight-asian="normal" style:font-size-complex="15pt" style:font-weight-complex="normal"/>
    </style:style>
    <style:style style:name="P137" style:family="paragraph" style:parent-style-name="Standard">
      <style:text-properties style:font-name="serif" fo:font-size="7.5pt" fo:font-weight="normal" officeooo:rsid="00190249" officeooo:paragraph-rsid="00190249" style:font-size-asian="15pt" style:font-weight-asian="normal" style:font-size-complex="15pt" style:font-weight-complex="normal"/>
    </style:style>
    <style:style style:name="P138" style:family="paragraph" style:parent-style-name="Standard">
      <style:text-properties style:font-name="serif" fo:font-size="7.5pt" fo:font-weight="normal" officeooo:rsid="001a2589" officeooo:paragraph-rsid="001a2589" style:font-size-asian="15pt" style:font-weight-asian="normal" style:font-size-complex="15pt" style:font-weight-complex="normal"/>
    </style:style>
    <style:style style:name="P139" style:family="paragraph" style:parent-style-name="Standard">
      <style:text-properties style:font-name="serif" fo:font-size="5.25pt"/>
    </style:style>
    <style:style style:name="P140" style:family="paragraph" style:parent-style-name="Standard">
      <style:text-properties style:font-name="serif" fo:font-size="16.5pt" officeooo:rsid="0012a8a7" officeooo:paragraph-rsid="0012a8a7"/>
    </style:style>
    <style:style style:name="P141" style:family="paragraph" style:parent-style-name="Standard">
      <style:text-properties style:font-name="serif" fo:font-size="16.5pt" style:text-underline-style="solid" style:text-underline-width="auto" style:text-underline-color="font-color"/>
    </style:style>
    <style:style style:name="P142" style:family="paragraph" style:parent-style-name="Standard">
      <style:text-properties style:font-name="serif" fo:font-size="16.5pt" style:text-underline-style="solid" style:text-underline-width="auto" style:text-underline-color="font-color" officeooo:rsid="0012a8a7" officeooo:paragraph-rsid="0012a8a7"/>
    </style:style>
    <style:style style:name="P143" style:family="paragraph" style:parent-style-name="Standard">
      <style:text-properties style:font-name="serif" fo:font-size="10pt" fo:font-weight="normal" officeooo:rsid="0016b9bd" officeooo:paragraph-rsid="001cbf26" style:font-size-asian="10pt" style:font-weight-asian="normal" style:font-size-complex="10pt" style:font-weight-complex="normal"/>
    </style:style>
    <style:style style:name="P144" style:family="paragraph" style:parent-style-name="Standard">
      <style:text-properties style:font-name="serif" fo:font-size="10pt" fo:font-weight="normal" officeooo:rsid="0016b9bd" officeooo:paragraph-rsid="001db456" style:font-size-asian="10pt" style:font-weight-asian="normal" style:font-size-complex="10pt" style:font-weight-complex="normal"/>
    </style:style>
    <style:style style:name="P145" style:family="paragraph" style:parent-style-name="Standard">
      <style:text-properties style:font-name="serif" fo:font-size="10pt" fo:font-weight="bold" officeooo:rsid="0016b9bd" officeooo:paragraph-rsid="001db456" style:font-size-asian="10pt" style:font-weight-asian="bold" style:font-size-complex="10pt" style:font-weight-complex="bold"/>
    </style:style>
    <style:style style:name="P146" style:family="paragraph" style:parent-style-name="Standard">
      <style:text-properties fo:font-size="15pt" fo:font-weight="bold" officeooo:rsid="0016b9bd" officeooo:paragraph-rsid="0016b9bd" style:font-size-asian="15pt" style:font-weight-asian="bold" style:font-size-complex="15pt" style:font-weight-complex="bold"/>
    </style:style>
    <style:style style:name="P147" style:family="paragraph" style:parent-style-name="Standard">
      <style:text-properties fo:font-size="15pt" fo:font-weight="normal" officeooo:rsid="0016b9bd" officeooo:paragraph-rsid="0016b9bd" style:font-size-asian="15pt" style:font-weight-asian="normal" style:font-size-complex="15pt" style:font-weight-complex="normal"/>
    </style:style>
    <style:style style:name="P148" style:family="paragraph" style:parent-style-name="Standard">
      <style:text-properties fo:font-size="15pt" style:text-underline-style="solid" style:text-underline-width="auto" style:text-underline-color="font-color" fo:font-weight="normal" officeooo:rsid="0016b9bd" officeooo:paragraph-rsid="001cbf26" style:font-size-asian="15pt" style:font-weight-asian="normal" style:font-size-complex="15pt" style:font-weight-complex="normal"/>
    </style:style>
    <style:style style:name="P149" style:family="paragraph" style:parent-style-name="Standard">
      <style:text-properties fo:font-size="12pt" fo:font-weight="bold" officeooo:rsid="001a2589" officeooo:paragraph-rsid="001a2589" style:font-size-asian="12pt" style:font-weight-asian="bold" style:font-size-complex="12pt" style:font-weight-complex="bold"/>
    </style:style>
    <style:style style:name="P150" style:family="paragraph" style:parent-style-name="Standard">
      <style:text-properties fo:font-size="12pt" fo:font-weight="bold" officeooo:rsid="001cbf26" officeooo:paragraph-rsid="001cbf26" style:font-size-asian="12pt" style:font-weight-asian="bold" style:font-size-complex="12pt" style:font-weight-complex="bold"/>
    </style:style>
    <style:style style:name="P151" style:family="paragraph" style:parent-style-name="Standard">
      <style:text-properties fo:font-size="12pt" fo:font-weight="normal" officeooo:rsid="001ef4d0" officeooo:paragraph-rsid="001ef4d0" style:font-size-asian="12pt" style:font-weight-asian="normal" style:font-size-complex="12pt" style:font-weight-complex="normal"/>
    </style:style>
    <style:style style:name="P152" style:family="paragraph" style:parent-style-name="Standard">
      <style:text-properties officeooo:rsid="0014004e" officeooo:paragraph-rsid="001fe54d"/>
    </style:style>
    <style:style style:name="P153" style:family="paragraph" style:parent-style-name="Standard">
      <style:text-properties officeooo:rsid="0036342c" officeooo:paragraph-rsid="0036342c"/>
    </style:style>
    <style:style style:name="P154" style:family="paragraph" style:parent-style-name="Standard">
      <style:text-properties style:text-underline-style="solid" style:text-underline-width="auto" style:text-underline-color="font-color" officeooo:rsid="004b397c" officeooo:paragraph-rsid="004b397c"/>
    </style:style>
    <style:style style:name="P155" style:family="paragraph" style:parent-style-name="Standard">
      <style:text-properties style:text-underline-style="solid" style:text-underline-width="auto" style:text-underline-color="font-color" officeooo:rsid="004b397c" officeooo:paragraph-rsid="0050e2de"/>
    </style:style>
    <style:style style:name="P156" style:family="paragraph" style:parent-style-name="Standard">
      <style:text-properties style:text-underline-style="solid" style:text-underline-width="auto" style:text-underline-color="font-color" officeooo:rsid="004b397c" officeooo:paragraph-rsid="005996c6"/>
    </style:style>
    <style:style style:name="P157" style:family="paragraph" style:parent-style-name="Standard">
      <style:text-properties style:text-underline-style="solid" style:text-underline-width="auto" style:text-underline-color="font-color" officeooo:rsid="004cfd04" officeooo:paragraph-rsid="004cfd04"/>
    </style:style>
    <style:style style:name="P158" style:family="paragraph" style:parent-style-name="Standard">
      <style:text-properties style:text-underline-style="solid" style:text-underline-width="auto" style:text-underline-color="font-color" officeooo:rsid="004cfd04" officeooo:paragraph-rsid="005062f4"/>
    </style:style>
    <style:style style:name="P159" style:family="paragraph" style:parent-style-name="Standard">
      <style:text-properties style:text-underline-style="solid" style:text-underline-width="auto" style:text-underline-color="font-color" officeooo:rsid="004cfd04" officeooo:paragraph-rsid="005996c6"/>
    </style:style>
    <style:style style:name="P160" style:family="paragraph" style:parent-style-name="Standard">
      <style:text-properties style:text-underline-style="solid" style:text-underline-width="auto" style:text-underline-color="font-color" officeooo:rsid="0051d2d7" officeooo:paragraph-rsid="0051d2d7"/>
    </style:style>
    <style:style style:name="P161" style:family="paragraph" style:parent-style-name="Standard">
      <style:text-properties officeooo:rsid="004cfd04" officeooo:paragraph-rsid="004cfd04"/>
    </style:style>
    <style:style style:name="P162" style:family="paragraph" style:parent-style-name="Standard">
      <style:text-properties style:text-underline-style="none" officeooo:rsid="005996c6" officeooo:paragraph-rsid="005996c6"/>
    </style:style>
    <style:style style:name="P163" style:family="paragraph" style:parent-style-name="Heading_20_2">
      <style:text-properties fo:font-size="12pt" fo:font-weight="normal" officeooo:rsid="000e4abd" officeooo:paragraph-rsid="001fe54d" style:font-size-asian="12pt" style:font-weight-asian="normal" style:font-size-complex="12pt" style:font-weight-complex="normal"/>
    </style:style>
    <style:style style:name="P164" style:family="paragraph" style:parent-style-name="Heading_20_2">
      <style:text-properties officeooo:rsid="0036342c" officeooo:paragraph-rsid="0036342c" fo:background-color="#ffff99"/>
    </style:style>
    <style:style style:name="P165" style:family="paragraph" style:parent-style-name="Heading_20_2">
      <style:text-properties fo:color="#4b1f6f" style:font-name="Liberation Serif" fo:font-size="18pt" style:text-underline-style="none" fo:font-weight="bold" officeooo:rsid="0036342c" officeooo:paragraph-rsid="00359b8f" fo:background-color="#ffff99" style:font-name-asian="Droid Sans Fallback" style:font-size-asian="18pt" style:font-weight-asian="bold" style:font-name-complex="FreeSans" style:font-size-complex="18pt" style:font-weight-complex="bold"/>
    </style:style>
    <style:style style:name="P166" style:family="paragraph" style:parent-style-name="Heading_20_1">
      <style:text-properties officeooo:rsid="003995c7" officeooo:paragraph-rsid="003995c7" fo:background-color="#ffff99"/>
    </style:style>
    <style:style style:name="P167" style:family="paragraph" style:parent-style-name="Heading_20_1">
      <style:text-properties fo:font-size="12pt" fo:font-weight="normal" officeooo:rsid="004c5ae2" officeooo:paragraph-rsid="004c5ae2" style:font-size-asian="12pt" style:font-weight-asian="normal" style:font-size-complex="12pt" style:font-weight-complex="normal"/>
    </style:style>
    <style:style style:name="P168" style:family="paragraph" style:parent-style-name="Preformatted_20_Text">
      <style:text-properties officeooo:rsid="003995c7" officeooo:paragraph-rsid="003995c7"/>
    </style:style>
    <style:style style:name="P169" style:family="paragraph" style:parent-style-name="Preformatted_20_Text">
      <style:text-properties officeooo:rsid="003c0570" officeooo:paragraph-rsid="003c0570"/>
    </style:style>
    <style:style style:name="P170" style:family="paragraph" style:parent-style-name="Preformatted_20_Text">
      <style:text-properties officeooo:rsid="00643d68" officeooo:paragraph-rsid="00643d68"/>
    </style:style>
    <style:style style:name="P171" style:family="paragraph" style:parent-style-name="Preformatted_20_Text">
      <style:paragraph-properties fo:margin-top="0cm" fo:margin-bottom="0.499cm" style:contextual-spacing="false"/>
    </style:style>
    <style:style style:name="P172" style:family="paragraph" style:parent-style-name="Text_20_body">
      <style:paragraph-properties fo:margin-left="-1.251cm" fo:margin-right="0cm" fo:text-indent="0cm" style:auto-text-indent="false"/>
      <style:text-properties officeooo:rsid="004b397c" officeooo:paragraph-rsid="004b397c"/>
    </style:style>
    <style:style style:name="P173" style:family="paragraph" style:parent-style-name="Heading_20_3">
      <style:text-properties officeooo:rsid="003995c7" officeooo:paragraph-rsid="003995c7"/>
    </style:style>
    <style:style style:name="P174" style:family="paragraph" style:parent-style-name="Heading_20_3">
      <style:text-properties officeooo:rsid="003995c7" officeooo:paragraph-rsid="005e9722"/>
    </style:style>
    <style:style style:name="P175" style:family="paragraph" style:parent-style-name="Standard">
      <style:paragraph-properties fo:background-color="#ffff99">
        <style:background-image/>
      </style:paragraph-properties>
      <style:text-properties style:text-underline-style="none" officeooo:rsid="00633b2e" officeooo:paragraph-rsid="00633b2e"/>
    </style:style>
    <style:style style:name="P176" style:family="paragraph" style:parent-style-name="Standard" style:list-style-name="L1">
      <style:text-properties style:font-name="serif" fo:font-size="7.5pt" officeooo:rsid="0012a8a7" officeooo:paragraph-rsid="0012a8a7"/>
    </style:style>
    <style:style style:name="P177" style:family="paragraph" style:parent-style-name="Standard" style:list-style-name="L2">
      <style:text-properties style:font-name="serif" fo:font-size="7.5pt" fo:font-weight="normal" officeooo:rsid="0016b9bd" officeooo:paragraph-rsid="0016b9bd" style:font-size-asian="15pt" style:font-weight-asian="normal" style:font-size-complex="15pt" style:font-weight-complex="normal"/>
    </style:style>
    <style:style style:name="P178" style:family="paragraph" style:parent-style-name="Standard" style:list-style-name="L3">
      <style:text-properties style:font-name="serif" fo:font-size="7.5pt" fo:font-weight="normal" officeooo:rsid="00190249" officeooo:paragraph-rsid="00190249" style:font-size-asian="15pt" style:font-weight-asian="normal" style:font-size-complex="15pt" style:font-weight-complex="normal"/>
    </style:style>
    <style:style style:name="P179" style:family="paragraph" style:parent-style-name="Standard" style:list-style-name="L10">
      <style:text-properties style:text-underline-style="none" officeooo:rsid="004cfd04" officeooo:paragraph-rsid="004cfd04"/>
    </style:style>
    <style:style style:name="P180" style:family="paragraph" style:parent-style-name="Standard" style:list-style-name="L20">
      <style:text-properties style:text-underline-style="none" officeooo:rsid="005996c6" officeooo:paragraph-rsid="005996c6"/>
    </style:style>
    <style:style style:name="P181" style:family="paragraph" style:parent-style-name="Standard" style:list-style-name="L10">
      <style:text-properties officeooo:rsid="004edfbc" officeooo:paragraph-rsid="004edfbc"/>
    </style:style>
    <style:style style:name="P182" style:family="paragraph" style:parent-style-name="Standard" style:list-style-name="L12">
      <style:text-properties style:text-underline-style="solid" style:text-underline-width="auto" style:text-underline-color="font-color" officeooo:rsid="004cfd04" officeooo:paragraph-rsid="0051d2d7"/>
    </style:style>
    <style:style style:name="P183" style:family="paragraph" style:parent-style-name="Standard" style:list-style-name="L13">
      <style:text-properties officeooo:rsid="004cfd04" officeooo:paragraph-rsid="0051d2d7"/>
    </style:style>
    <style:style style:name="P184" style:family="paragraph" style:parent-style-name="Standard" style:list-style-name="L10">
      <style:paragraph-properties fo:background-color="#ffff99">
        <style:background-image/>
      </style:paragraph-properties>
      <style:text-properties style:text-underline-style="none" officeooo:rsid="004cfd04" officeooo:paragraph-rsid="004cfd04"/>
    </style:style>
    <style:style style:name="P185" style:family="paragraph" style:parent-style-name="Standard" style:list-style-name="L20">
      <style:paragraph-properties fo:background-color="#ffff99">
        <style:background-image/>
      </style:paragraph-properties>
      <style:text-properties style:text-underline-style="none" officeooo:rsid="005996c6" officeooo:paragraph-rsid="005996c6"/>
    </style:style>
    <style:style style:name="P186" style:family="paragraph" style:parent-style-name="Standard" style:list-style-name="L10">
      <style:paragraph-properties fo:background-color="#ffff99">
        <style:background-image/>
      </style:paragraph-properties>
      <style:text-properties officeooo:rsid="004cfd04" officeooo:paragraph-rsid="004cfd04"/>
    </style:style>
    <style:style style:name="P187" style:family="paragraph" style:parent-style-name="Standard" style:list-style-name="L12">
      <style:paragraph-properties fo:margin-left="-1.251cm" fo:margin-right="0cm" fo:text-indent="0cm" style:auto-text-indent="false"/>
      <style:text-properties style:text-underline-style="solid" style:text-underline-width="auto" style:text-underline-color="font-color" officeooo:rsid="004cfd04" officeooo:paragraph-rsid="0051d2d7"/>
    </style:style>
    <style:style style:name="P188" style:family="paragraph" style:parent-style-name="Text_20_body" style:list-style-name="L4">
      <style:text-properties style:font-name="serif" fo:font-size="10pt" fo:font-weight="normal" officeooo:rsid="0021d578" officeooo:paragraph-rsid="0021d578" style:font-size-asian="10pt" style:font-weight-asian="normal" style:font-size-complex="10pt" style:font-weight-complex="normal"/>
    </style:style>
    <style:style style:name="P189" style:family="paragraph" style:parent-style-name="Text_20_body" style:list-style-name="L7">
      <style:text-properties style:font-name="serif" fo:font-size="10pt" fo:font-weight="normal" officeooo:rsid="0022edbc" officeooo:paragraph-rsid="0022edbc" style:font-size-asian="10pt" style:font-weight-asian="normal" style:font-size-complex="10pt" style:font-weight-complex="normal"/>
    </style:style>
    <style:style style:name="P190" style:family="paragraph" style:parent-style-name="Text_20_body" style:list-style-name="L8">
      <style:text-properties style:font-name="serif" fo:font-size="11pt" style:text-underline-style="none" fo:font-weight="normal" officeooo:rsid="0031652f" officeooo:paragraph-rsid="0031652f" style:font-size-asian="11pt" style:font-weight-asian="normal" style:font-size-complex="11pt" style:font-weight-complex="normal"/>
    </style:style>
    <style:style style:name="P191" style:family="paragraph" style:parent-style-name="Text_20_body" style:list-style-name="L5">
      <style:text-properties officeooo:rsid="0022edbc" officeooo:paragraph-rsid="0022edbc"/>
    </style:style>
    <style:style style:name="P192" style:family="paragraph" style:parent-style-name="Text_20_body" style:list-style-name="L6">
      <style:text-properties officeooo:paragraph-rsid="0022edbc"/>
    </style:style>
    <style:style style:name="P193" style:family="paragraph" style:parent-style-name="Text_20_body" style:list-style-name="L9">
      <style:text-properties officeooo:paragraph-rsid="004cfd04"/>
    </style:style>
    <style:style style:name="P194" style:family="paragraph" style:parent-style-name="Text_20_body" style:list-style-name="L9">
      <style:text-properties officeooo:paragraph-rsid="004df736"/>
    </style:style>
    <style:style style:name="P195" style:family="paragraph" style:parent-style-name="Text_20_body" style:list-style-name="L9">
      <style:text-properties officeooo:rsid="004c5ae2" officeooo:paragraph-rsid="004c5ae2"/>
    </style:style>
    <style:style style:name="P196" style:family="paragraph" style:parent-style-name="Text_20_body" style:list-style-name="L9">
      <style:text-properties fo:font-size="12pt" fo:font-weight="normal" officeooo:rsid="004c5ae2" officeooo:paragraph-rsid="004c5ae2" style:font-size-asian="12pt" style:font-weight-asian="normal" style:font-size-complex="12pt" style:font-weight-complex="normal"/>
    </style:style>
    <style:style style:name="P197" style:family="paragraph" style:parent-style-name="Text_20_body" style:list-style-name="L9">
      <style:text-properties fo:font-size="12pt" fo:font-weight="normal" officeooo:rsid="003f340a" officeooo:paragraph-rsid="004c5ae2" style:font-size-asian="12pt" style:font-weight-asian="normal" style:font-size-complex="12pt" style:font-weight-complex="normal"/>
    </style:style>
    <style:style style:name="P198" style:family="paragraph" style:parent-style-name="Text_20_body" style:list-style-name="L9">
      <style:text-properties officeooo:rsid="003f340a" officeooo:paragraph-rsid="004c5ae2"/>
    </style:style>
    <style:style style:name="P199" style:family="paragraph" style:parent-style-name="Text_20_body" style:list-style-name="L11">
      <style:text-properties style:text-underline-style="solid" style:text-underline-width="auto" style:text-underline-color="font-color" officeooo:rsid="004b397c" officeooo:paragraph-rsid="0051d2d7" fo:background-color="transparent"/>
    </style:style>
    <style:style style:name="P200" style:family="paragraph" style:parent-style-name="Text_20_body" style:list-style-name="L19">
      <style:text-properties style:text-underline-style="solid" style:text-underline-width="auto" style:text-underline-color="font-color" officeooo:rsid="004b397c" officeooo:paragraph-rsid="005996c6" fo:background-color="transparent"/>
    </style:style>
    <style:style style:name="P201" style:family="paragraph" style:parent-style-name="Text_20_body" style:list-style-name="L15">
      <style:text-properties style:text-underline-style="solid" style:text-underline-width="auto" style:text-underline-color="font-color" officeooo:rsid="004edfbc" officeooo:paragraph-rsid="00643d68"/>
    </style:style>
    <style:style style:name="P202" style:family="paragraph" style:parent-style-name="Text_20_body">
      <style:text-properties style:text-underline-style="solid" style:text-underline-width="auto" style:text-underline-color="font-color" officeooo:rsid="006af61b" officeooo:paragraph-rsid="006af61b"/>
    </style:style>
    <style:style style:name="P203" style:family="paragraph" style:parent-style-name="Text_20_body" style:list-style-name="L12">
      <style:text-properties officeooo:paragraph-rsid="0051d2d7"/>
    </style:style>
    <style:style style:name="P204" style:family="paragraph" style:parent-style-name="Text_20_body" style:list-style-name="L14"/>
    <style:style style:name="P205" style:family="paragraph" style:parent-style-name="Text_20_body" style:list-style-name="L16">
      <style:text-properties style:text-underline-style="none" officeooo:rsid="00643d68" officeooo:paragraph-rsid="00643d68"/>
    </style:style>
    <style:style style:name="P206" style:family="paragraph" style:parent-style-name="Text_20_body" style:list-style-name="L17">
      <style:text-properties style:text-underline-style="none" officeooo:rsid="00643d68" officeooo:paragraph-rsid="00643d68"/>
    </style:style>
    <style:style style:name="P207" style:family="paragraph" style:parent-style-name="Text_20_body" style:list-style-name="L18">
      <style:text-properties officeooo:rsid="00633b2e" officeooo:paragraph-rsid="00633b2e"/>
    </style:style>
    <style:style style:name="P208" style:family="paragraph" style:parent-style-name="Text_20_body" style:list-style-name="L21"/>
    <style:style style:name="P209" style:family="paragraph" style:parent-style-name="Text_20_body" style:list-style-name="L22"/>
    <style:style style:name="P210" style:family="paragraph" style:parent-style-name="Text_20_body">
      <style:text-properties officeooo:rsid="00485d01" officeooo:paragraph-rsid="004b397c"/>
    </style:style>
    <style:style style:name="P211" style:family="paragraph" style:parent-style-name="Text_20_body">
      <style:text-properties officeooo:rsid="006af61b" officeooo:paragraph-rsid="006af61b"/>
    </style:style>
    <style:style style:name="P212" style:family="paragraph" style:parent-style-name="Text_20_body">
      <style:text-properties officeooo:rsid="006b4012" officeooo:paragraph-rsid="006b4012"/>
    </style:style>
    <style:style style:name="P213" style:family="paragraph" style:parent-style-name="Text_20_body" style:list-style-name="L14">
      <style:paragraph-properties fo:margin-top="0cm" fo:margin-bottom="0cm" style:contextual-spacing="false"/>
    </style:style>
    <style:style style:name="T1" style:family="text">
      <style:text-properties fo:color="#c5000b"/>
    </style:style>
    <style:style style:name="T2" style:family="text">
      <style:text-properties fo:color="#c5000b" fo:font-size="12pt" officeooo:rsid="000e4abd" style:font-size-asian="12pt" style:font-size-complex="12pt"/>
    </style:style>
    <style:style style:name="T3" style:family="text">
      <style:text-properties officeooo:rsid="0012a8a7"/>
    </style:style>
    <style:style style:name="T4" style:family="text">
      <style:text-properties officeooo:rsid="0016b9bd"/>
    </style:style>
    <style:style style:name="T5" style:family="text">
      <style:text-properties style:font-name="serif" fo:font-size="10pt" fo:font-weight="normal" style:font-size-asian="10pt" style:font-weight-asian="normal" style:font-size-complex="10pt" style:font-weight-complex="normal"/>
    </style:style>
    <style:style style:name="T6" style:family="text">
      <style:text-properties style:font-name="serif" fo:font-size="10pt" fo:font-weight="normal" officeooo:rsid="0022edbc" style:font-size-asian="10pt" style:font-weight-asian="normal" style:font-size-complex="10pt" style:font-weight-complex="normal"/>
    </style:style>
    <style:style style:name="T7" style:family="text">
      <style:text-properties officeooo:rsid="001cbf26"/>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2edbc"/>
    </style:style>
    <style:style style:name="T11" style:family="text">
      <style:text-properties style:text-underline-style="solid" style:text-underline-width="auto" style:text-underline-color="font-color" fo:font-weight="normal" officeooo:rsid="0051d2d7" fo:background-color="transparent" loext:char-shading-value="0" style:font-weight-asian="normal" style:font-weight-complex="normal"/>
    </style:style>
    <style:style style:name="T12" style:family="text">
      <style:text-properties style:text-underline-style="solid" style:text-underline-width="auto" style:text-underline-color="font-color" fo:font-weight="normal" officeooo:rsid="005e9722" fo:background-color="transparent" loext:char-shading-value="0" style:font-weight-asian="normal" style:font-weight-complex="normal"/>
    </style:style>
    <style:style style:name="T13" style:family="text">
      <style:text-properties style:text-underline-style="solid" style:text-underline-width="auto" style:text-underline-color="font-color" officeooo:rsid="005e9722"/>
    </style:style>
    <style:style style:name="T14" style:family="text">
      <style:text-properties fo:font-size="15pt" style:text-underline-style="solid" style:text-underline-width="auto" style:text-underline-color="font-color" officeooo:rsid="0016b9bd" style:font-size-asian="15pt" style:font-size-complex="15pt"/>
    </style:style>
    <style:style style:name="T15" style:family="text">
      <style:text-properties officeooo:rsid="0021d578"/>
    </style:style>
    <style:style style:name="T16" style:family="text">
      <style:text-properties officeooo:rsid="00278dae"/>
    </style:style>
    <style:style style:name="T17" style:family="text">
      <style:text-properties fo:font-weight="normal" style:font-weight-asian="normal" style:font-weight-complex="normal"/>
    </style:style>
    <style:style style:name="T18" style:family="text">
      <style:text-properties fo:font-weight="normal" fo:background-color="transparent" loext:char-shading-value="0" style:font-weight-asian="normal" style:font-weight-complex="normal"/>
    </style:style>
    <style:style style:name="T19" style:family="text">
      <style:text-properties fo:font-weight="normal" officeooo:rsid="0048e0d7" fo:background-color="transparent" loext:char-shading-value="0" style:font-weight-asian="normal" style:font-weight-complex="normal"/>
    </style:style>
    <style:style style:name="T20" style:family="text">
      <style:text-properties fo:font-weight="normal" officeooo:rsid="0051d2d7" fo:background-color="transparent" loext:char-shading-value="0" style:font-weight-asian="normal" style:font-weight-complex="normal"/>
    </style:style>
    <style:style style:name="T21" style:family="text">
      <style:text-properties fo:font-weight="normal" officeooo:rsid="00633b2e" fo:background-color="transparent" loext:char-shading-value="0" style:font-weight-asian="normal" style:font-weight-complex="normal"/>
    </style:style>
    <style:style style:name="T22" style:family="text">
      <style:text-properties officeooo:rsid="002ff4cc"/>
    </style:style>
    <style:style style:name="T23" style:family="text">
      <style:text-properties officeooo:rsid="00300a7b"/>
    </style:style>
    <style:style style:name="T24" style:family="text">
      <style:text-properties fo:color="#ff3333"/>
    </style:style>
    <style:style style:name="T25" style:family="text">
      <style:text-properties fo:background-color="#ffff99" loext:char-shading-value="0"/>
    </style:style>
    <style:style style:name="T26" style:family="text">
      <style:text-properties officeooo:rsid="004495db" fo:background-color="#ffff99" loext:char-shading-value="0"/>
    </style:style>
    <style:style style:name="T27" style:family="text">
      <style:text-properties officeooo:rsid="00464dd6" fo:background-color="#ffff99" loext:char-shading-value="0"/>
    </style:style>
    <style:style style:name="T28" style:family="text">
      <style:text-properties officeooo:rsid="005e9722" fo:background-color="#ffff99" loext:char-shading-value="0"/>
    </style:style>
    <style:style style:name="T29" style:family="text">
      <style:text-properties officeooo:rsid="003c0570"/>
    </style:style>
    <style:style style:name="T30" style:family="text">
      <style:text-properties fo:color="#000000" fo:font-size="12pt" style:text-underline-style="none" fo:font-weight="normal" officeooo:rsid="00359b8f" fo:background-color="transparent" loext:char-shading-value="0" style:font-size-asian="10.5pt" style:font-weight-asian="normal" style:font-size-complex="12pt" style:font-weight-complex="normal"/>
    </style:style>
    <style:style style:name="T31" style:family="text">
      <style:text-properties officeooo:rsid="004b397c"/>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normal" officeooo:rsid="004c5ae2" style:font-size-asian="12pt" style:font-weight-asian="normal" style:font-size-complex="12pt" style:font-weight-complex="normal"/>
    </style:style>
    <style:style style:name="T34" style:family="text">
      <style:text-properties fo:font-size="12pt" fo:font-weight="normal" officeooo:rsid="004cfd04" style:font-size-asian="12pt" style:font-weight-asian="normal" style:font-size-complex="12pt" style:font-weight-complex="normal"/>
    </style:style>
    <style:style style:name="T35" style:family="text">
      <style:text-properties fo:font-size="12pt" fo:font-weight="normal" officeooo:rsid="004d0baa" style:font-size-asian="12pt" style:font-weight-asian="normal" style:font-size-complex="12pt" style:font-weight-complex="normal"/>
    </style:style>
    <style:style style:name="T36" style:family="text">
      <style:text-properties fo:font-size="12pt" fo:font-weight="normal" officeooo:rsid="004df736" style:font-size-asian="12pt" style:font-weight-asian="normal" style:font-size-complex="12pt" style:font-weight-complex="normal"/>
    </style:style>
    <style:style style:name="T37" style:family="text">
      <style:text-properties officeooo:rsid="004c5ae2"/>
    </style:style>
    <style:style style:name="T38" style:family="text">
      <style:text-properties officeooo:rsid="004cfd04"/>
    </style:style>
    <style:style style:name="T39" style:family="text">
      <style:text-properties officeooo:rsid="004edfbc"/>
    </style:style>
    <style:style style:name="T40" style:family="text">
      <style:text-properties style:font-name="Liberation Serif" fo:font-size="18pt" fo:font-weight="bold" officeooo:rsid="0036342c" fo:background-color="#ffff99" loext:char-shading-value="0" style:font-name-asian="Droid Sans Fallback" style:font-size-asian="18pt" style:font-weight-asian="bold" style:font-name-complex="FreeSans" style:font-size-complex="18pt" style:font-weight-complex="bold"/>
    </style:style>
    <style:style style:name="T41" style:family="text">
      <style:text-properties style:font-name="Liberation Serif" fo:font-size="18pt" fo:background-color="#ffff99" loext:char-shading-value="0" style:font-name-asian="Droid Sans Fallback" style:font-size-asian="18pt" style:font-name-complex="FreeSans" style:font-size-complex="18pt"/>
    </style:style>
    <style:style style:name="T42" style:family="text">
      <style:text-properties style:font-name="Liberation Serif" fo:font-size="18pt" officeooo:rsid="0052df6b" fo:background-color="#ffff99" loext:char-shading-value="0" style:font-name-asian="Droid Sans Fallback" style:font-size-asian="18pt" style:font-name-complex="FreeSans" style:font-size-complex="18pt"/>
    </style:style>
    <style:style style:name="T43" style:family="text">
      <style:text-properties style:font-name="Liberation Serif" fo:font-size="18pt" officeooo:rsid="0058421c" fo:background-color="#ffff99" loext:char-shading-value="0" style:font-name-asian="Droid Sans Fallback" style:font-size-asian="18pt" style:font-name-complex="FreeSans" style:font-size-complex="18pt"/>
    </style:style>
    <style:style style:name="T44" style:family="text">
      <style:text-properties style:font-name="Liberation Serif" fo:font-size="12pt" fo:font-weight="normal" style:font-name-asian="Droid Sans Fallback" style:font-size-asian="12pt" style:font-weight-asian="normal" style:font-name-complex="FreeSans" style:font-size-complex="12pt" style:font-weight-complex="normal"/>
    </style:style>
    <style:style style:name="T45" style:family="text">
      <style:text-properties style:font-name="Liberation Serif" fo:font-size="12pt" fo:font-weight="normal" officeooo:rsid="005996c6" style:font-name-asian="Droid Sans Fallback" style:font-size-asian="12pt" style:font-weight-asian="normal" style:font-name-complex="FreeSans" style:font-size-complex="12pt" style:font-weight-complex="normal"/>
    </style:style>
    <style:style style:name="T46" style:family="text">
      <style:text-properties style:font-name="Liberation Serif" fo:font-size="12pt" fo:font-weight="normal" fo:background-color="transparent" loext:char-shading-value="0" style:font-name-asian="Droid Sans Fallback" style:font-size-asian="12pt" style:font-weight-asian="normal" style:font-name-complex="FreeSans" style:font-size-complex="12pt" style:font-weight-complex="normal"/>
    </style:style>
    <style:style style:name="T47" style:family="text">
      <style:text-properties style:font-name="Liberation Serif" fo:font-size="12pt" fo:font-weight="normal" officeooo:rsid="00389ea5" fo:background-color="transparent" loext:char-shading-value="0" style:font-name-asian="Droid Sans Fallback" style:font-size-asian="12pt" style:font-weight-asian="normal" style:font-name-complex="FreeSans" style:font-size-complex="12pt" style:font-weight-complex="normal"/>
    </style:style>
    <style:style style:name="T48" style:family="text">
      <style:text-properties style:font-name="Liberation Serif" fo:font-size="12pt" fo:font-weight="normal" officeooo:rsid="0051d2d7" fo:background-color="transparent" loext:char-shading-value="0" style:font-name-asian="Droid Sans Fallback" style:font-size-asian="12pt" style:font-weight-asian="normal" style:font-name-complex="FreeSans" style:font-size-complex="12pt" style:font-weight-complex="normal"/>
    </style:style>
    <style:style style:name="T49" style:family="text">
      <style:text-properties style:font-name="Liberation Serif" fo:font-size="12pt" fo:font-weight="normal" officeooo:rsid="004b397c" fo:background-color="transparent" loext:char-shading-value="0" style:font-name-asian="Droid Sans Fallback" style:font-size-asian="12pt" style:font-weight-asian="normal" style:font-name-complex="FreeSans" style:font-size-complex="12pt" style:font-weight-complex="normal"/>
    </style:style>
    <style:style style:name="T50" style:family="text">
      <style:text-properties style:font-name="Liberation Serif" fo:font-size="12pt" fo:font-weight="normal" officeooo:rsid="005996c6" fo:background-color="transparent" loext:char-shading-value="0" style:font-name-asian="Droid Sans Fallback" style:font-size-asian="12pt" style:font-weight-asian="normal" style:font-name-complex="FreeSans" style:font-size-complex="12pt" style:font-weight-complex="normal"/>
    </style:style>
    <style:style style:name="T51" style:family="text">
      <style:text-properties style:font-name="Liberation Serif" fo:font-size="12pt" fo:font-weight="normal" officeooo:rsid="00633b2e" fo:background-color="transparent" loext:char-shading-value="0" style:font-name-asian="Droid Sans Fallback" style:font-size-asian="12pt" style:font-weight-asian="normal" style:font-name-complex="FreeSans" style:font-size-complex="12pt" style:font-weight-complex="normal"/>
    </style:style>
    <style:style style:name="T52" style:family="text">
      <style:text-properties style:font-name="Liberation Serif" fo:font-size="12pt" fo:font-weight="normal" officeooo:rsid="00643d68" fo:background-color="transparent" loext:char-shading-value="0" style:font-name-asian="Droid Sans Fallback" style:font-size-asian="12pt" style:font-weight-asian="normal" style:font-name-complex="FreeSans" style:font-size-complex="12pt" style:font-weight-complex="normal"/>
    </style:style>
    <style:style style:name="T53" style:family="text">
      <style:text-properties style:font-name="Liberation Serif" fo:font-size="12pt" style:text-underline-style="none" fo:font-weight="normal" officeooo:rsid="0051d2d7" style:font-name-asian="Droid Sans Fallback" style:font-size-asian="12pt" style:font-weight-asian="normal" style:font-name-complex="FreeSans" style:font-size-complex="12pt" style:font-weight-complex="normal"/>
    </style:style>
    <style:style style:name="T54" style:family="text">
      <style:text-properties style:font-name="Liberation Serif" fo:font-size="12pt" style:text-underline-style="none" fo:font-weight="normal" officeooo:rsid="005996c6" style:font-name-asian="Droid Sans Fallback" style:font-size-asian="12pt" style:font-weight-asian="normal" style:font-name-complex="FreeSans" style:font-size-complex="12pt" style:font-weight-complex="normal"/>
    </style:style>
    <style:style style:name="T55" style:family="text">
      <style:text-properties style:font-name="Liberation Serif" fo:font-size="12pt" style:text-underline-style="none" fo:font-weight="normal" officeooo:rsid="00643d68" fo:background-color="transparent" loext:char-shading-value="0" style:font-name-asian="Droid Sans Fallback" style:font-size-asian="12pt" style:font-weight-asian="normal" style:font-name-complex="FreeSans" style:font-size-complex="12pt" style:font-weight-complex="normal"/>
    </style:style>
    <style:style style:name="T56" style:family="text">
      <style:text-properties style:text-underline-style="none" fo:font-weight="normal" officeooo:rsid="0051d2d7" fo:background-color="transparent" loext:char-shading-value="0" style:font-weight-asian="normal" style:font-weight-complex="normal"/>
    </style:style>
    <style:style style:name="T57" style:family="text">
      <style:text-properties style:text-underline-style="none" fo:font-weight="normal" officeooo:rsid="0052df6b" fo:background-color="transparent" loext:char-shading-value="0" style:font-weight-asian="normal" style:font-weight-complex="normal"/>
    </style:style>
    <style:style style:name="T58" style:family="text">
      <style:text-properties officeooo:rsid="0052df6b"/>
    </style:style>
    <style:style style:name="T59" style:family="text">
      <style:text-properties officeooo:rsid="005cc9e0"/>
    </style:style>
    <style:style style:name="T60" style:family="text">
      <style:text-properties officeooo:rsid="005e972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ESTADO DEL ARTE_AUDIO PARA SENTIMANTAL ANALYSIS (+;-)</text:p>
      <text:p text:style-name="P1"/>
      <text:p text:style-name="P1">2013:</text:p>
      <text:p text:style-name="P7"><text:span text:style-name="T3">1) </text:span>SENTIMENT EXTRACTION FROM NATURAL AUDIO STREAMS</text:p>
      <text:p text:style-name="P2">(http://www.utd.edu/~john.hansen/Publications/CP-ICASSP13-KaushikSangwanHansen-Sentiment-0008485.pdf)</text:p>
      <text:p text:style-name="P1">(Center for Robust Speech Systems (CRSS) Eric jonsson... University of Texas at Dallas(UTD))</text:p>
      <text:p text:style-name="P2">The proposed technique uses POS(part of speech) tagging and Maximum Entropy modeling(ME) to develope a <text:span text:style-name="T1">text </text:span>based sentimental detection model</text:p>
      <text:p text:style-name="P3">ASR + text based sentiment extraction system (method POS tagging +ME model to predict polarity)</text:p>
      <text:p text:style-name="P4">POS TAGGING: Standford's Log-linear POS Tagger</text:p>
      <text:p text:style-name="P3"/>
      <text:p text:style-name="P3"/>
      <text:p text:style-name="P3"/>
      <text:p text:style-name="P3">Datasets:</text:p>
      <text:p text:style-name="P3">1. Amazon Product Reviwes → clase:1(malo)-5 (bueno); <text:s/>texto, la que usa rober</text:p>
      <text:p text:style-name="P3">2.Pros and Cons database</text:p>
      <text:p text:style-name="P3">3. Comparative Sentence Set database</text:p>
      <text:p text:style-name="P3">4.YouTube audio database: audios de videos en lso que se dan opiniiones. Seleccionan sólo 28 (16+; 12-)(7female; 19 male); duracion media: 5 min/video</text:p>
      <text:p text:style-name="P5"><text:span text:style-name="T2">Sentiment Detection Playlist: URL → </text:span><text:a xlink:type="simple" xlink:href="http://bit.ly/YAgoYU">http://bit.ly/YAgoYU</text:a></text:p>
      <text:p text:style-name="P4">Speech recognition: trained on a mixture of Swichboard and Fisher corpora(~500 hours of audio); MFCC for training. Acoustic model 4k tied-states and 16-mixture GMMs(Gaussian Mixture Models)</text:p>
      <text:p text:style-name="P4"/>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text:soft-page-break/>2016</text:p>
      <text:p text:style-name="P130">Neurocomputing: </text:p>
      <text:p text:style-name="P142">Fusing audio, visual and textual clues for sentiment analysis</text:p>
      <text:p text:style-name="P141">from multimodal content</text:p>
      <text:p text:style-name="P140">( <text:a xlink:type="simple" xlink:href="http://sentic.net/multimodal-sentiment-analysis.pdf">http://sentic.net/multimodal-sentiment-analysis.pdf</text:a> )</text:p>
      <text:p text:style-name="P130"/>
      <text:p text:style-name="P132">Department of Computing Science and Mathematics, University of Stirling, UK</text:p>
      <text:p text:style-name="P139">b</text:p>
      <text:p text:style-name="P131">School of Computer Engineering, Nanyang Technological University, Singapore</text:p>
      <text:p text:style-name="P139">c</text:p>
      <text:p text:style-name="P131">Media Laboratory, Massachusetts Institute of Technology, USA</text:p>
      <text:p text:style-name="P139">d</text:p>
      <text:p text:style-name="P131">School of Electrical</text:p>
      <text:p text:style-name="P131">&amp;</text:p>
      <text:p text:style-name="P131">Electronic Engineering, Nanyang Technological University, Singapore</text:p>
      <text:p text:style-name="P132">AUDIO FEATURES:</text:p>
      <text:list xml:id="list848176648730865352" text:style-name="L1">
        <text:list-item>
          <text:p text:style-name="P176">MFCC</text:p>
        </text:list-item>
        <text:list-item>
          <text:p text:style-name="P176">SPECTRAL CENTROID</text:p>
        </text:list-item>
        <text:list-item>
          <text:p text:style-name="P176">SPECTRAL FLUX</text:p>
        </text:list-item>
        <text:list-item>
          <text:p text:style-name="P176">BEAT HISTOGRAM</text:p>
        </text:list-item>
        <text:list-item>
          <text:p text:style-name="P176">BEAT SUM</text:p>
        </text:list-item>
        <text:list-item>
          <text:p text:style-name="P176">STRONGEST BEAT</text:p>
        </text:list-item>
        <text:list-item>
          <text:p text:style-name="P176">PAUSE DURATION</text:p>
        </text:list-item>
        <text:list-item>
          <text:p text:style-name="P176">PITCH</text:p>
        </text:list-item>
        <text:list-item>
          <text:p text:style-name="P176">VOICE QUALITY</text:p>
        </text:list-item>
        <text:list-item>
          <text:p text:style-name="P176">PLP</text:p>
        </text:list-item>
      </text:list>
      <text:p text:style-name="P132">USAN OPENEAR QUE ES UNA VERSIÓN ANTIGUA DE OPENSMILE CREO (ESCRITO EN C++)</text:p>
      <text:p text:style-name="P132"/>
      <text:p text:style-name="P130"/>
      <text:p text:style-name="P129"/>
      <text:p text:style-name="P2"/>
      <text:p text:style-name="P6">2013:</text:p>
      <text:p text:style-name="P146">Y<text:span text:style-name="T9">ouTube Movie Reviews: Sentiment Analysis in an Audio-Visua</text:span>l Context</text:p>
      <text:p text:style-name="P147">Martin Wöllmer, Felix Weninger, Tobias Knaup, and Björn Schuller, Technische </text:p>
      <text:p text:style-name="P146">Universität München</text:p>
      <text:p text:style-name="P146">Congkai Sun, Shanghai Jiaotong University </text:p>
      <text:p text:style-name="P146">Kenji Sagae and Louis-Philippe Morency, University of Southern California</text:p>
      <text:p text:style-name="P134">Databases <text:span text:style-name="T4">for text: (lexical database of English):Online knowledge sources (OKS) in </text:span></text:p>
      <text:p text:style-name="P137">natural language processing are data- </text:p>
      <text:p text:style-name="P137">bases of linguistic knowledge that are </text:p>
      <text:p text:style-name="P137">publicly available on the Internet:</text:p>
      <text:list xml:id="list881119666028269189" text:style-name="L2">
        <text:list-item>
          <text:p text:style-name="P177">WordNet, </text:p>
        </text:list-item>
        <text:list-item>
          <text:p text:style-name="P177">ConceptNet, </text:p>
        </text:list-item>
        <text:list-item>
          <text:p text:style-name="P177">and General Inquirer</text:p>
        </text:list-item>
      </text:list>
      <text:p text:style-name="P135">Database of written reviews of films: Meta- critic database</text:p>
      <text:p text:style-name="P135">TEXT+AUDIO+VIDEO</text:p>
      <text:p text:style-name="P136">Vídeos de Youtube y ExpoTV</text:p>
      <text:p text:style-name="P136">ICT-MMMO (creadores)</text:p>
      <text:p text:style-name="P133">ACOUSTIC FEATURES: </text:p>
      <text:p text:style-name="P137">Usando openSMILE</text:p>
      <text:p text:style-name="P137">audio set: 1941 features: </text:p>
      <text:list xml:id="list4203879915667682353" text:style-name="L3">
        <text:list-item>
          <text:p text:style-name="P178">25 energy and spectral-related low level descriptors x 42 functionals</text:p>
        </text:list-item>
        <text:list-item>
          <text:p text:style-name="P178">6 voicing-related LLD x 32 functionalss</text:p>
        </text:list-item>
        <text:list-item>
          <text:p text:style-name="P178">25 deltas coefficients of the energy/spectral LLD x 23 functionals</text:p>
        </text:list-item>
        <text:list-item>
          <text:p text:style-name="P178">6 delta coefficients of the energy/spectral LLD x 23 functionals</text:p>
        </text:list-item>
        <text:list-item>
          <text:p text:style-name="P178">6 delta coffciients of voicing-related LLD x 19 funcionals</text:p>
        </text:list-item>
        <text:list-item>
          <text:p text:style-name="P178">10 voiced/unvoiced durational fearutes</text:p>
        </text:list-item>
      </text:list>
      <text:p text:style-name="P137">Para reducir el tamaño de estas caractrerísticas → cyclic correlacion-based feature subset selection (CFS)</text:p>
      <text:p text:style-name="P137"><text:s/>usando cada training set de cada fold en su 3-fold cross-validation experiment. </text:p>
      <text:p text:style-name="P137"/>
      <text:p text:style-name="P137">78,74 y 71 acoustic features para los 3 folds. </text:p>
      <text:p text:style-name="P137">VIDEOS: </text:p>
      <text:p text:style-name="P137">facial tracking/detection → facila features → extrapolate a set of expressions and eye gaze directions using Okao Vision sw. </text:p>
      <text:p text:style-name="P137">Se basan en la intensidad de la sonrisa que etiquetan del 0 al 100 y el gaze direction. </text:p>
      <text:p text:style-name="P137"><text:soft-page-break/>También usan 3D-head-pose tracer para mejorar el track comentado antes. Rate: 30Hz</text:p>
      <text:p text:style-name="P138">Para audio y video features usan → BLSTM(Short-term memory recurrent neural nw)</text:p>
      <text:p text:style-name="P138"/>
      <text:p text:style-name="P149">Final sentiment = 1.2*linguistic prediction+0,8*audiovisual score</text:p>
      <text:p text:style-name="P149"/>
      <text:p text:style-name="P149">Para el ICT-MMMO database: Dividen en 3 folds teniendo diferentes speakers in each fold y que el set de speakers son disjuntos para cada set. </text:p>
      <text:p text:style-name="P150"/>
      <text:p text:style-name="P150">2012</text:p>
      <text:p text:style-name="P148">Sentiment Analys<text:span text:style-name="T7">pt</text:span>is of Call Centre Audio </text:p>
      <text:p text:style-name="P148">Conversations using Text Classification</text:p>
      <text:p text:style-name="P143">Center for Informatics Science, Giza,Egypt</text:p>
      <text:p text:style-name="P144">SOLO USAN EL TEXTO QUE EXTRAEN A PARTIR DE ASP SOBRE AUDIOS</text:p>
      <text:p text:style-name="P144">All studies in the </text:p>
      <text:p text:style-name="P144">field point to the<text:span text:style-name="T8"> pitch</text:span> (the fundamental frequency) as the </text:p>
      <text:p text:style-name="P144">m<text:span text:style-name="T8">ain vocal cu</text:span>e for emotions recognition combined with vocal </text:p>
      <text:p text:style-name="P144">energy obtaining an accuracy statistics ranging from 65% to </text:p>
      <text:p text:style-name="P144">88%</text:p>
      <text:p text:style-name="P144"/>
      <text:p text:style-name="P144">Additional acoustic variables contributing to vocal </text:p>
      <text:p text:style-name="P144">emotion signaling are Mel-frequency cepstral coefficients </text:p>
      <text:p text:style-name="P144"><text:span text:style-name="T8">(MFCC),</text:span> <text:span text:style-name="T8">Mel-based speech signal power coefficients, </text:span></text:p>
      <text:p text:style-name="P144">formants and temporal features such as s<text:span text:style-name="T8">peech rate and </text:span></text:p>
      <text:p text:style-name="P145">pausing</text:p>
      <text:p text:style-name="P144"/>
      <text:p text:style-name="P144">Other approaches include derivative </text:p>
      <text:p text:style-name="P144">features such as <text:span text:style-name="T8">LPC (linear predictive coding)</text:span> parameters of </text:p>
      <text:p text:style-name="P144">signal.</text:p>
      <text:p text:style-name="P151"><text:a xlink:type="simple" xlink:href="http://itl.nist.gov/iad/mig/publications/ASRhistory/index.html">http://itl.nist.gov/iad/mig/publications/ASRhistory/index.html</text:a></text:p>
      <text:p text:style-name="P151"/>
      <text:p text:style-name="P151"/>
      <text:p text:style-name="P152">2015</text:p>
      <text:h text:style-name="P163" text:outline-level="2"><text:a xlink:type="simple" xlink:href="http://ieeexplore.ieee.org/document/7100481/"><text:span text:style-name="T14">Multimodal sentiment analysis: Sentiment analysis using audiovisual format</text:span></text:a></text:h>
      <text:p text:style-name="P33"><text:span text:style-name="T9">Dept. of Computer Science </text:span><text:span text:style-name="T10">&amp; Dept. of Information Tech.; </text:span><text:span text:style-name="T9">IGDTUW, Kashmere Gate, Delhi</text:span></text:p>
      <text:p text:style-name="P37">Dept. of Computer Science ; G. L. Bajaj ITM, Greater Noida</text:p>
      <text:p text:style-name="P32">The smiles, gazes, pauses, and voice pitch are identified as relevant features.<text:span text:style-name="T15">Many new areas such as facial expression, voice intensity, pauses, pitch etc. are used in opinion mining from audiovisual formats. </text:span></text:p>
      <text:p text:style-name="P32">Both audio and video signals are analyzed in parallel with the </text:p>
      <text:p text:style-name="P32">same frame rate i.e., <text:span text:style-name="T8">30 Hz with the sliding window of 50 </text:span></text:p>
      <text:p text:style-name="P32"><text:span text:style-name="T8">milliseconds</text:span>. Emotions extracted from video like happiness, </text:p>
      <text:p text:style-name="P32">sadness, boredom involve geometry based approach. The </text:p>
      <text:p text:style-name="P32">emotions extracted from audio depend on the features like </text:p>
      <text:p text:style-name="P32">pitch intensity, pauses, loudness etc. End of the statement is </text:p>
      <text:p text:style-name="P32">detected by detecting any pause in audio frames. The polarity </text:p>
      <text:p text:style-name="P32">is assigned to that statement spoken by the user on the basis of </text:p>
      <text:p text:style-name="P32">both audio and video features. The overall polarity assigned to </text:p>
      <text:p text:style-name="P32">product is the polarity assigned to maximum number of </text:p>
      <text:p text:style-name="P32"><text:soft-page-break/>statements in the video i.e., positive, negative or neutral.</text:p>
      <text:p text:style-name="P34">Para imagen calculan features como separacióne entre el principio de las cejas, sonrisa...</text:p>
      <text:p text:style-name="P38">AUDIO FEATURES: </text:p>
      <text:list xml:id="list3735600207939699559" text:style-name="L4">
        <text:list-item>
          <text:p text:style-name="P188">PAUSE:</text:p>
        </text:list-item>
        <text:list-item>
          <text:p text:style-name="P188">PITCH → it measures the cariation in voice during entire video</text:p>
        </text:list-item>
        <text:list-item>
          <text:p text:style-name="P188">INTENSITY → sound power</text:p>
        </text:list-item>
        <text:list-item>
          <text:p text:style-name="P188">LOUDNESS → Strength of voice</text:p>
        </text:list-item>
      </text:list>
      <text:p text:style-name="P69">VIDEOS POSITIVOS: MUCHAS SONRISAS Y PAUSAS, NEGATIVOS: VOZ CON INTENSIDAD MÁS ALTA Y TRISTEZA EN LA CARA O ENFADO</text:p>
      <text:p text:style-name="P67"/>
      <text:p text:style-name="P67"/>
      <text:p text:style-name="P34"/>
      <text:p text:style-name="P34"/>
      <text:p text:style-name="P67"/>
      <text:p text:style-name="P67"/>
      <text:p text:style-name="P67"/>
      <text:p text:style-name="P67"/>
      <text:p text:style-name="P67"/>
      <text:p text:style-name="P67"/>
      <text:p text:style-name="P67"/>
      <text:p text:style-name="P67"/>
      <text:p text:style-name="P67"/>
      <text:p text:style-name="P67"/>
      <text:p text:style-name="P67"/>
      <text:p text:style-name="P35">FACE DETECTIONNSW: </text:p>
      <text:list xml:id="list6779728213907877071" text:style-name="L5">
        <text:list-item>
          <text:p text:style-name="P191"><text:span text:style-name="T5">Face++ (</text:span><text:a xlink:type="simple" xlink:href="http://www.faceplusplus.com/"><text:span text:style-name="T5">http://www.faceplusplus.com/</text:span></text:a><text:span text:style-name="T5">)</text:span></text:p>
        </text:list-item>
        <text:list-item>
          <text:p text:style-name="P191"><text:span text:style-name="T5">FaceRect (</text:span><text:a xlink:type="simple" xlink:href="https://www.mashape.com/apicloud/facerect"><text:span text:style-name="T5">https://www.mashape.com/apicloud/facerect</text:span></text:a><text:span text:style-name="T5">)</text:span></text:p>
        </text:list-item>
      </text:list>
      <text:p text:style-name="P35">EXTRACTING FEATURE POINTS: </text:p>
      <text:list xml:id="list2894960506474479001" text:style-name="L6">
        <text:list-item>
          <text:p text:style-name="P192"><text:span text:style-name="T6">FaceSDK (</text:span><text:a xlink:type="simple" xlink:href="https://www.luxand.com/facesdk/"><text:span text:style-name="T6">https://www.luxand.com/facesdk/</text:span></text:a><text:span text:style-name="T6">) : USAN 7U 8 DE LOS 66 EXTRAIDOS</text:span></text:p>
        </text:list-item>
      </text:list>
      <text:p text:style-name="P35">EXTRACCIÓN DE AUDIO FEATURES: </text:p>
      <text:list xml:id="list4305652769229410779" text:style-name="L7">
        <text:list-item>
          <text:p text:style-name="P189">software PRAAT: Para PITCH and VOICE INTENSITY y LOUDNESS(amplitud de las ondas sonoras)</text:p>
        </text:list-item>
        <text:list-item>
          <text:p text:style-name="P189">Pauses: silencios que se estiman poniendo un umbral </text:p>
        </text:list-item>
      </text:list>
      <text:p text:style-name="P35"><text:soft-page-break/>NO PONE EL PORCENTAJE DE ACIERTO AL FINAL :(</text:p>
      <text:p text:style-name="P68"/>
      <text:p text:style-name="P56">2016</text:p>
      <text:p text:style-name="P57">Affective Computing and Sentiment Analysis</text:p>
      <text:p text:style-name="P36">Erik Cambria, Nanyang Technological University</text:p>
      <text:p text:style-name="P39">Louis-Philippe Morency and col- </text:p>
      <text:p text:style-name="P39">leagues combined acoustic, textual, </text:p>
      <text:p text:style-name="P39">and video features to assess opinion </text:p>
      <text:p text:style-name="P39">polarity in 47 YouTube videos.</text:p>
      <text:p text:style-name="P39">Existing approaches to affective com- </text:p>
      <text:p text:style-name="P39">puting and sentiment analysis fall into </text:p>
      <text:p text:style-name="P39">three main categories: k<text:span text:style-name="T8">nowledge- </text:span></text:p>
      <text:p text:style-name="P53">based techniques, statistical methods(deep learning), </text:p>
      <text:p text:style-name="P53">and hybrid approaches.</text:p>
      <text:p text:style-name="P54">NADA...LA MAYORÍA SOBRE TEXTO</text:p>
      <text:p text:style-name="P54">2016</text:p>
      <text:p text:style-name="P58">Building a Generative Model for Affective Content of Music</text:p>
      <text:p text:style-name="P40">novel method has been proposed which </text:p>
      <text:p text:style-name="P40">models the affective content as a Gaussian probability distribution </text:p>
      <text:p text:style-name="P40">model called AEG (Acoustic Emotion Gaussian)</text:p>
      <text:p text:style-name="P41">Valence and Arousal<text:span text:style-name="T16">(incitación/agitación)</text:span> system is one of the essential </text:p>
      <text:p text:style-name="P41">system that is used to model emotions. The existing models </text:p>
      <text:p text:style-name="P41">used emotional content of music fragment as a single point in </text:p>
      <text:p text:style-name="P41">Valence and Arousal space and used average (mean) from </text:p>
      <text:p text:style-name="P41">certain number of users without taking covariance into account.</text:p>
      <text:p text:style-name="P42">There are several supervised machine based learning </text:p>
      <text:p text:style-name="P42">classifiers for the sentiment classification task.-&gt; best performance: ELM</text:p>
      <text:p text:style-name="P42">Dataset: Dataset for Emotion Analysis using EEG and Physiological signals:para musica</text:p>
      <text:p text:style-name="P45"/>
      <text:p text:style-name="P45">2016</text:p>
      <text:p text:style-name="P59">Fusing Audio, Textual, and Visual Features </text:p>
      <text:p text:style-name="P59">for Sentiment Analysis of News Videos</text:p>
      <text:p text:style-name="P44">Hacen un análisis de la tensión o no tensión que hay en lso vídeos</text:p>
      <text:p text:style-name="P43"><text:soft-page-break/>* Poria et </text:p>
      <text:p text:style-name="P43">al. (2016) presented an innovative approach for multimodal </text:p>
      <text:p text:style-name="P43">sentiment analysis which consists of collecting sentiment of </text:p>
      <text:p text:style-name="P43">videos on the Web through a model that fuses audio, visual </text:p>
      <text:p text:style-name="P43">and textual modalities as information resources.</text:p>
      <text:p text:style-name="P46">A feature </text:p>
      <text:p text:style-name="P46">vector were created in an fusion approach in an feature and </text:p>
      <text:p text:style-name="P46">decision level, obtaining a precision of arou<text:span text:style-name="T8">nd 80%, repre- </text:span></text:p>
      <text:p text:style-name="P46"><text:span text:style-name="T8">senting a increase of more than 20%</text:span> of precision when com- </text:p>
      <text:p text:style-name="P46">paring to all the state-of-the-art systems.</text:p>
      <text:p text:style-name="P47">Multimodal Features</text:p>
      <text:p text:style-name="P47">In this work, multimodal features are organized into two </text:p>
      <text:p text:style-name="P47">groups: (1) the audiovisual clues and (2) the sentiment </text:p>
      <text:p text:style-name="P47">scores of textual sentences</text:p>
      <text:p text:style-name="P47"><text:span text:style-name="T8">Visual Intensity </text:span>This feature was measured based on the </text:p>
      <text:p text:style-name="P47">output margin, in other words, the distance to the separation </text:p>
      <text:p text:style-name="P47">hyperplane of the classifiers used in Bartlett et al. (2006) un- </text:p>
      <text:p text:style-name="P47">der a one-to-all approach, where it was used a Linear SVM </text:p>
      <text:p text:style-name="P47">classifier for each of the modeled emotions (happiness, sur- </text:p>
      <text:p text:style-name="P47">prise, aversion, contempt, anger, fear and sadness). The vi- </text:p>
      <text:p text:style-name="P47">sual intensity of the emotion is computed for each frame of </text:p>
      <text:p text:style-name="P47">the news video under analysis. In frames where no face was </text:p>
      <text:p text:style-name="P47">detected, the system computes the emotion as Nonexistent.</text:p>
      <text:p text:style-name="P55">Participants Field Size: <text:span text:style-name="T17">ratio between the </text:span></text:p>
      <text:p text:style-name="P47">recognition area of the largest face detected in the frame and </text:p>
      <text:p text:style-name="P47">the current frame resolution to extract the proportion of faces </text:p>
      <text:p text:style-name="P47">values of the participants in the camera placement.</text:p>
      <text:p text:style-name="P47"><text:span text:style-name="T8">Voicing Probability </text:span>Shows the probability to have a tone </text:p>
      <text:p text:style-name="P47">differentiation during the speech in the next moment.</text:p>
      <text:p text:style-name="P47"><text:span text:style-name="T8">Sound Loudness </text:span>Sound loudness reflects the perception </text:p>
      <text:p text:style-name="P47">of loudness of the sound wave by the human ear measured </text:p>
      <text:p text:style-name="P47">in decibels (dB).</text:p>
      <text:p text:style-name="P47">F<text:span text:style-name="T8">undamental Frequency</text:span> Corresponds to the first har- </text:p>
      <text:p text:style-name="P47">monic of a sound wave, this is the most influential frequency </text:p>
      <text:p text:style-name="P47">for the perception of a particular sound and one of the main </text:p>
      <text:p text:style-name="P47"><text:soft-page-break/>elements for characterizing the voice </text:p>
      <text:p text:style-name="P47"/>
      <text:p text:style-name="P47">*In Step 3, the audio signal is processed by extracting the </text:p>
      <text:p text:style-name="P47">corresponding acoustic data, also considering the speech in- </text:p>
      <text:p text:style-name="P47">stants of individuals, that is, when speech occurs. To accom- </text:p>
      <text:p text:style-name="P47">plish this, we use the openSMILE framework to extract the audio component of the spectrum and </text:p>
      <text:p text:style-name="P47">obtain the prosodic features of loudness, voicing probability </text:p>
      <text:p text:style-name="P47">and the fundamental frequency of the speech modulations </text:p>
      <text:p text:style-name="P47">for each hundredth of a second these audio signals.</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soft-page-break/></text:p>
      <text:p text:style-name="P47"/>
      <text:p text:style-name="P47"/>
      <text:p text:style-name="P47"/>
      <text:p text:style-name="P47"/>
      <text:p text:style-name="P47"/>
      <text:p text:style-name="P47"/>
      <text:p text:style-name="P47"/>
      <text:p text:style-name="P61">Bird Species Classification Using Visual and </text:p>
      <text:p text:style-name="P61">Acoustic Features Extracted from Audio Signal</text:p>
      <text:p text:style-name="P48">Para imágenes usa: </text:p>
      <text:p text:style-name="P48">-LBP: Local Binary Pattern</text:p>
      <text:p text:style-name="P48">-LPQ: Local Phase Quantization</text:p>
      <text:p text:style-name="P48">-RLBP: Gray-Scale Level CO-occurrence Matrix (GLCM)</text:p>
      <text:p text:style-name="P48">-Gabor filters</text:p>
      <text:p text:style-name="P49">ACOUSTIC FEATURES: <text:line-break/>- Rhytm Histogram: <text:span text:style-name="T22">agrega valores de modulaciones de amplitud de 24 zonas críticas individuamlemnte obtenidas de un RP pasando a magnitudes de modulación para 60 freq. Entre 0,17 y 10 Hz</text:span></text:p>
      <text:p text:style-name="P49">-Rythm Patters : segmentos de audio de 44 kHz con duración de 6 seg. Que se procesan usando Short-Time FT con ventana de Hanning de 1024 muestras y overlap del 50%</text:p>
      <text:p text:style-name="P49">Luego, escala de Bark con 24 zonas de freq. Más</text:p>
      <text:p text:style-name="P50">Se considera como una modulación de apmplitud lo de la escala de Bark → cepstrum</text:p>
      <text:p text:style-name="P50"/>
      <text:p text:style-name="P49">Posteriormente, este espectrograma se transforma a escala logaritmica dBs. Y aplicamos transformaciones psicoacusticas.-&gt; Escala de Phon para incorporar curvas de tuido para calcular percepciones de ruido que son calculadas para calcular diferentes percepciones del ruido. </text:p>
      <text:p text:style-name="P51">Se suaviza con filtros y obtenemos una matriz de 24*60.</text:p>
      <text:p text:style-name="P49">-Statistical Spetrum Descriptor: <text:span text:style-name="T22">Computar características de ruido en 24 zonas de la escala de Bark, análigamente a los RP. Luego medidas estadísticas son obtenidas para cada zona crítica, describiendo variaciones en cada una de las zonas estadísticamente. → captura info del timbre</text:span></text:p>
      <text:p text:style-name="P49">SVM con 10-fold cross validation. </text:p>
      <text:p text:style-name="P52">Para obtener espectrogramas: sofware Sox 14.4.1 (Sound eXchange),</text:p>
      <text:p text:style-name="P63">FFT → redes neuronales</text:p>
      <text:p text:style-name="P63">Time Delay Neural Network (TDNN) con autoagressive backprop</text:p>
      <text:p text:style-name="P63">Sistema basado en el uso de MFCC parece que da muy buenos resultados</text:p>
      <text:p text:style-name="P63"><text:soft-page-break/>MFCC + Mean Frequency BW(MFB) y la densidad de espectro, clasificaciones con K-NN, SVM, distancias Kullbak-libler y Hellinger</text:p>
      <text:p text:style-name="P62"/>
      <text:p text:style-name="P60">Improved Multimodal Sentiment Detection Using </text:p>
      <text:p text:style-name="P60">Stressed Regions of Audio</text:p>
      <text:p text:style-name="P64">Mel Frequency Cepstral Coefficients </text:p>
      <text:p text:style-name="P64">(MFCC) features are extracted at stressed significant regions </text:p>
      <text:p text:style-name="P64">which are detected based on the strength of excitation. →<text:span text:style-name="T23"> GMM clasificador</text:span></text:p>
      <text:p text:style-name="P65">In the literature MFCC, Linear Predictive Cepstral </text:p>
      <text:p text:style-name="P65">Coefficients (LPCC) are the major spectral features used for </text:p>
      <text:p text:style-name="P65">emotion recognition</text:p>
      <text:p text:style-name="P65">Various acoustic cues such as Energy </text:p>
      <text:p text:style-name="P65">of the excitation (EoE), loudness, strength of excitation (SoE), </text:p>
      <text:p text:style-name="P65">instantaneous F0, and their combinations are explored to </text:p>
      <text:p text:style-name="P65">study the emotion discriminating capabilities of the excitation </text:p>
      <text:p text:style-name="P65">signal [4]. Strength of excitation of audio input is found </text:p>
      <text:p text:style-name="P65">using Zero Frequency Filter (ZFF) method. Regions whose </text:p>
      <text:p text:style-name="P65">strength of excitation fluctuates above and below 30% from </text:p>
      <text:p text:style-name="P65">the mean strength of excitation referred as emotionally sig- </text:p>
      <text:p text:style-name="P65">nificant regions [5] From the emotionally s</text:p>
      <text:p text:style-name="P65">MFCC features are extracted and tested on GMM classifier.</text:p>
      <text:p text:style-name="P65"/>
      <text:p text:style-name="P66">NORMALMENTE COMBINAN CARACTERISTICAS OBTENIDAS CON OPENEAR CON SVM EN LA LITERATURACC de las stressed parts</text:p>
      <text:p text:style-name="P66">AUDIOS USADOS: Each audio input is in .wav format, 16 </text:p>
      <text:p text:style-name="P66">bit, 16000 Hz sampling rate and a mono channel.</text:p>
      <text:p text:style-name="P66">PROCESO DE OBTENCION DE LAS STRESSED REGIONS: </text:p>
      <text:list xml:id="list627952967317852113" text:style-name="L8">
        <text:list-item>
          <text:p text:style-name="P190">Detecting Stressed Effected Regions: Utilizan zero freq. Filter method. La fuerza de la excitación es definida como la pendiente de la señal ZFF en cada epoch. </text:p>
        </text:list-item>
        <text:list-item>
          <text:p text:style-name="P190">Obtención de la ZFF: </text:p>
          <text:list>
            <text:list-item>
              <text:p text:style-name="P190">EL time-varying low freq. Bias se elimina de la señal usando : </text:p>
              <text:p text:style-name="P190">x(k) = s(k) − s(k − 1).</text:p>
            </text:list-item>
            <text:list-item>
              <text:p text:style-name="P190"><text:soft-page-break/>Luego esa señal se pasa por 2 resonadores ideales a 0 Hz: </text:p>
            </text:list-item>
          </text:list>
        </text:list-item>
      </text:list>
      <text:p text:style-name="P66"/>
      <text:p text:style-name="P66"/>
      <text:p text:style-name="P66"/>
      <text:p text:style-name="P66"/>
      <text:p text:style-name="P66"/>
      <text:p text:style-name="P66"/>
      <text:p text:style-name="P66"/>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Deteccion de stressed significant regions: Se cogen trozos de 20ms y se obtiene la media del contorno smooth representando la intensidad de la curva de excitación. De aquí se obtiene un valor medio y si se pasa un 30% o está un 30% por debajo el SOE de ciertas partes se considera una region stressed. </text:p>
      <text:p text:style-name="P75">Diferencia de precisión usando todos los MFCC o sólo en regiones stressed. </text:p>
      <text:p text:style-name="P75"/>
      <text:p text:style-name="P75"/>
      <text:p text:style-name="P75"/>
      <text:p text:style-name="P8">AUTOMATIC EMOTIONAL SPEECH CLASSIFICATION</text:p>
      <text:p text:style-name="P76">IMPORTATE HACEN UN ANÁLISIS DE LAS CARACTERÍSTICAS QUE PUEDEN TENER MEJORES RESULTADOS.</text:p>
      <text:p text:style-name="P76"><text:soft-page-break/></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82"><text:soft-page-break/>AUDIO APIS</text:p>
      <text:p text:style-name="P113">APIS:</text:p>
      <text:p text:style-name="P115">En este documento se ha recopilado información de distintas APIs que se han encontrado para reconocimiento de emociones y sentimental analysis que se puede realizar a partir de características extraidas de la voz como el pitch, frecuencia fundamental... y algunas similares que variarán dependiendo de la API pero en general las empresas no ponen información exhaustiva sobre los parámetros que extraen y utilizan. </text:p>
      <text:p text:style-name="P115">Este documento es informativo y está escrito informalmente, copiando en algunos casos algunos trozos de la información más relavenate extraida de las webs. </text:p>
      <text:h text:style-name="P165" text:outline-level="2"><text:bookmark text:name="20:goodvibrations"/><text:span text:style-name="T37">1. </text:span>Good Vibrations (GVC)</text:h>
      <text:p text:style-name="P109">ESTADOS EMOCIONALES/CLASES:</text:p>
      <text:p text:style-name="P112">happy, relaxed, angry, scared, bored (en porcentajes-&gt; por lo que también tenemos la emoción complementario: happy-sad)</text:p>
      <text:p text:style-name="P9">PRECIOS/PLANES:</text:p>
      <text:p text:style-name="P72">*Pendiente de recibir correo porque en la web no pone nada, parece que no hay versión gratuita <text:span text:style-name="T58">pero tampoco hay nada en la web para descargar o versión de desarrolladores así que hasta que no contesten...nada</text:span></text:p>
      <text:p text:style-name="P9">OTROS DATOS: (SACADOS DE LA WEB)</text:p>
      <text:p text:style-name="P114">universal biological signals to perform a real time analysis of the user’s emotion to sense stress, pleasure, or disorder.</text:p>
      <text:p text:style-name="P110">There are two ways in which the GVC Emotion Recognition software can learn to interpret the acoustic cues as emotions. </text:p>
      <text:p text:style-name="P108"><text:span text:style-name="T30">The slow way is to crowd-source from the users of a basic emotion recognition app. Users can produce self-reports, e.g. by judging whether the software recognized the appropriate emotion (answering yes or no).</text:span>On the basis of these self-reports, GVC's home server can gradually adapt its knowledge of the association between acoustic cues and emotion states</text:p>
      <text:p text:style-name="P108">The fast way is to learn from the peculiarities of the user’s voice. During the first weeks and months of use, the app learns to understand what the user’s average voice settings are, and learns to detect the smaller hour-to-hour and day-to-day changes in the user’s emotional state. </text:p>
      <text:p text:style-name="P111">mood-changing feedback in the form of pieces of music, photos or videos that resonate with the person’s emotions. </text:p>
      <text:p text:style-name="P77">Escrito para C pero se puede usar en Python, Java y R</text:p>
      <text:p text:style-name="P9">PRUEBAS:</text:p>
      <text:p text:style-name="P9">DATOS DE CONTACTO/WEB</text:p>
      <text:p text:style-name="P83">Good Vibrations Company B.V.<text:line-break/><text:soft-page-break/>Utrechtsestraatweg 41, 3911 TR Rhenen, The Netherlands<text:line-break/>Tel: +31 317 61 62 62 <text:a xlink:type="simple" xlink:href="mailto:info@good-vibrations.nl">info@good-vibrations.nl</text:a> </text:p>
      <text:p text:style-name="P70">COMENTARIO: </text:p>
      <text:p text:style-name="P73">Podría estar interesante ver cómo cambian/incitan a cambiar de estado emocional a partir de música... <text:s/>para recoger ideas que podamos obtener </text:p>
      <text:h text:style-name="P164" text:outline-level="2"><text:span text:style-name="T37">2. </text:span>Vokaturi</text:h>
      <text:p text:style-name="P15">ESTADOS EMOCIONALES/CLASES:</text:p>
      <text:p text:style-name="P83"><text:span text:style-name="T8">5 emotive states</text:span>: neutrality, happiness, sadness, anger, and fear.</text:p>
      <text:p text:style-name="P9">PRECIOS/PLANES: </text:p>
      <text:p text:style-name="P172"><text:tab/>Debajo las principales características de las 3 versiones que ofrecen: la primera es libre, la <text:tab/>segunda(Plus) y la tercera(Pro)</text:p>
      <text:p text:style-name="P154"/>
      <text:p text:style-name="P154">OTROS DATOS: </text:p>
      <text:p text:style-name="P153"><text:span text:style-name="T31">If you program in Python, you will want to use the Python module </text:span><text:span text:style-name="Source_20_Text"><text:span text:style-name="T31">Vokaturi.py</text:span></text:span><text:span text:style-name="T31">.</text:span></text:p>
      <text:p text:style-name="P83"><text:span text:style-name="T31">In a Python-based application for Linux, you would open the shared library </text:span><text:span text:style-name="Source_20_Text"><text:span text:style-name="T31">Vokaturi_linux32.so</text:span></text:span><text:span text:style-name="T31"> or </text:span><text:span text:style-name="Source_20_Text"><text:span text:style-name="T31">Vokaturi_linux64.so</text:span></text:span><text:span text:style-name="T31"> at run-time, using the module </text:span><text:span text:style-name="Source_20_Text"><text:span text:style-name="T31">Vokaturi.py</text:span></text:span><text:span text:style-name="T31">.</text:span></text:p>
      <text:p text:style-name="P27">PRUEBAS: </text:p>
      <text:p text:style-name="P210">Al descargarte la API, se pueden lanzar ejemplos desde el archivo:examples/measure_wav_linux.py <text:span text:style-name="T31">o el que sea dependiendo del sistema operativo. Trabajando con Python. </text:span></text:p>
      <text:p text:style-name="P202">COMENTARIOS: </text:p>
      <text:p text:style-name="P211">Entrenaron los algoritmos con Savee y con EMO-DB</text:p>
      <text:p text:style-name="P212">Procesa audios tnato en mono como en estereo y a cualquier frecuencia de muestreo</text:p>
      <text:p text:style-name="P9">DATOS DE CONTACTO/WEB:</text:p>
      <text:p text:style-name="P107"><text:bookmark-start text:name="__DdeLink__1902_1225461847"/><text:a xlink:type="simple" xlink:href="https://vokaturi.com/">https://vokaturi.com/</text:a><text:bookmark-end text:name="__DdeLink__1902_1225461847"/></text:p>
      <text:p text:style-name="P117"><text:span text:style-name="T37">3. </text:span>BEYOND VERBAL</text:p>
      <text:p text:style-name="P15">ESTADOS EMOCIONALES/CLASES:</text:p>
      <text:h text:style-name="P167" text:outline-level="1">Los parámetros sobre lso que se puede obtener información en cada consulta son: </text:h>
      <text:list xml:id="list4803336581316665270" text:style-name="L9">
        <text:list-item>
          <text:p text:style-name="P195"><text:span text:style-name="T32">Temper: </text:span><text:span text:style-name="T34">3 niveles, low(cercano a deprimido, triste), medium( cercano a friendly) and high(aggressive)</text:span></text:p>
        </text:list-item>
        <text:list-item>
          <text:p text:style-name="P193"><text:span text:style-name="T33">Valence: </text:span><text:span text:style-name="T34">3 niveles: positivo(</text:span>voice conveys affection, love, acceptance and openness<text:span text:style-name="T38">) , neutral y negativo( voice conveys emotional pain and weakness or aggressive and antagonistic emotions)</text:span></text:p>
        </text:list-item>
        <text:list-item>
          <text:p text:style-name="P194"><text:soft-page-break/><text:span text:style-name="T33">Arousal: </text:span><text:span text:style-name="T35">grados de 'estar alerta', 3 niveles: low(</text:span>sadness, comfort, relief or sleepiness<text:span text:style-name="T36">), mid(</text:span>normal conduct, indifference or self-control.<text:span text:style-name="T36">), high(</text:span>excitement, surprise, passionate communication, extreme happiness or anger<text:span text:style-name="T36">)</text:span></text:p>
        </text:list-item>
        <text:list-item>
          <text:p text:style-name="P196">Mood groups</text:p>
          <text:list>
            <text:list-item>
              <text:p text:style-name="P196">AGGRESSIVE, CONFRONTATIONAL MOOD GROUPS </text:p>
              <text:list>
                <text:list-item>
                  <text:list>
                    <text:list-item>
                      <text:p text:style-name="P196">Supremacy &amp; arrogance</text:p>
                    </text:list-item>
                    <text:list-item>
                      <text:p text:style-name="P196">Hostility &amp; anger</text:p>
                    </text:list-item>
                    <text:list-item>
                      <text:p text:style-name="P196">Criticism &amp; Cynicism</text:p>
                    </text:list-item>
                  </text:list>
                </text:list-item>
              </text:list>
            </text:list-item>
            <text:list-item>
              <text:p text:style-name="P198">SELF-CONTROL MOOD GROUP</text:p>
            </text:list-item>
            <text:list-item>
              <text:p text:style-name="P198">EMBRACIVE MOOG GROUPS</text:p>
              <text:list>
                <text:list-item>
                  <text:list>
                    <text:list-item>
                      <text:p text:style-name="P195">leadership &amp; charism</text:p>
                    </text:list-item>
                    <text:list-item>
                      <text:p text:style-name="P195">creativeness &amp; passion</text:p>
                    </text:list-item>
                    <text:list-item>
                      <text:p text:style-name="P195">friendlines and warm</text:p>
                    </text:list-item>
                    <text:list-item>
                      <text:p text:style-name="P195">love and happiness </text:p>
                    </text:list-item>
                  </text:list>
                </text:list-item>
              </text:list>
            </text:list-item>
            <text:list-item>
              <text:p text:style-name="P197">DEPRESIVE/GLOOMY M.G....</text:p>
              <text:list>
                <text:list-item>
                  <text:list>
                    <text:list-item>
                      <text:p text:style-name="P196">loneliness &amp; unfullfillment</text:p>
                    </text:list-item>
                    <text:list-item>
                      <text:p text:style-name="P196">sadness &amp; sorrow</text:p>
                    </text:list-item>
                    <text:list-item>
                      <text:p text:style-name="P196">defensiveness &amp; anxiety</text:p>
                    </text:list-item>
                  </text:list>
                </text:list-item>
              </text:list>
            </text:list-item>
          </text:list>
        </text:list-item>
      </text:list>
      <text:p text:style-name="P116">Como se puede ver, los mood groups estań muy detallados pero dentro de los 4 grandes grupos podríamos decir que representarían los estados emocionales de: enfado, neutral, felicidad y tristeza</text:p>
      <text:p text:style-name="P18"/>
      <text:p text:style-name="P9">PRECIOS/PLANES: </text:p>
      <text:p text:style-name="P78">No sé si la primera opción es gratis el primer mes de prueba o también el resto de meses si no consumes por encima de esos minutos.</text:p>
      <text:p text:style-name="P154">OTROS DATOS: </text:p>
      <text:p text:style-name="P157">INFORMACIÓN DE LOS AUDIOS QUE PROCESAN: </text:p>
      <text:list xml:id="list2763083841300543536" text:style-name="L10">
        <text:list-item>
          <text:p text:style-name="P179">Soporta voz directa desde micros o grabada</text:p>
        </text:list-item>
        <text:list-item>
          <text:p text:style-name="P184">Mínimo 13 segundos sin silencios, lo que podrían ser audios de en torno a 20 o 30 seg si la persona habla normal</text:p>
        </text:list-item>
        <text:list-item>
          <text:p text:style-name="P186">Formato WAV PCM 8 kHz, 16 bit mono</text:p>
        </text:list-item>
        <text:list-item>
          <text:p text:style-name="P181">Degradaciones en performance dependiendo de si se usan formatos lossless.</text:p>
        </text:list-item>
        <text:list-item>
          <text:p text:style-name="P181">No convertir desde mp3, G729.. </text:p>
        </text:list-item>
        <text:list-item>
          <text:p text:style-name="P181">Se tiene que grabar el audio sin ruido de fondo para mejorar la detección :(</text:p>
        </text:list-item>
      </text:list>
      <text:p text:style-name="P161"/>
      <text:p text:style-name="P19">PRUEBAS: </text:p>
      <text:p text:style-name="P79"><text:soft-page-break/>Se pueden subir vídeos en la parte de Give it a Try para ver lo que nos devuelve, tmabién hay opción de usar la API un mes gratis</text:p>
      <text:p text:style-name="P118"><text:a xlink:type="simple" xlink:href="http://developers.beyondverbal.com/Home/Tryapi">http://developers.beyondverbal.c</text:a><text:a xlink:type="simple" xlink:href="http://developers.beyondverbal.com/Home/Tryapi"><text:span text:style-name="T13">CURIOSIDADES: </text:span></text:a><text:a xlink:type="simple" xlink:href="http://developers.beyondverbal.com/Home/Tryapi">om/Home/Tryapi</text:a></text:p>
      <text:p text:style-name="P10">DATOS DE CONTACTO/WEB:</text:p>
      <text:p text:style-name="P105"><text:a xlink:type="simple" xlink:href="http://www.beyondverbal.com/market-research/"><text:span text:style-name="T39">http://www.beyondverbal.com/market-research/</text:span></text:a></text:p>
      <text:p text:style-name="P105"/>
      <text:p text:style-name="P93"><text:span text:style-name="Strong_20_Emphasis"><text:span text:style-name="T40">4. Deep affects</text:span></text:span></text:p>
      <text:p text:style-name="P16"><text:span text:style-name="Strong_20_Emphasis"><text:span text:style-name="T44">ESTADOS EMOCIONALES/CLASES:</text:span></text:span></text:p>
      <text:list xml:id="list7649532047057018892" text:style-name="L11">
        <text:list-item>
          <text:p text:style-name="P199"><text:span text:style-name="Strong_20_Emphasis"><text:span text:style-name="T53">Angry</text:span></text:span></text:p>
        </text:list-item>
        <text:list-item>
          <text:p text:style-name="P199"><text:span text:style-name="Strong_20_Emphasis"><text:span text:style-name="T53">Disgust</text:span></text:span></text:p>
        </text:list-item>
        <text:list-item>
          <text:p text:style-name="P199"><text:span text:style-name="Strong_20_Emphasis"><text:span text:style-name="T53">Fear </text:span></text:span></text:p>
        </text:list-item>
        <text:list-item>
          <text:p text:style-name="P199"><text:span text:style-name="Strong_20_Emphasis"><text:span text:style-name="T53">Happy</text:span></text:span></text:p>
        </text:list-item>
        <text:list-item>
          <text:p text:style-name="P199"><text:span text:style-name="Strong_20_Emphasis"><text:span text:style-name="T53">Neutral</text:span></text:span></text:p>
        </text:list-item>
        <text:list-item>
          <text:p text:style-name="P199"><text:span text:style-name="Strong_20_Emphasis"><text:span text:style-name="T53">Pleasant</text:span></text:span></text:p>
        </text:list-item>
        <text:list-item>
          <text:p text:style-name="P199"><text:span text:style-name="Strong_20_Emphasis"><text:span text:style-name="T53">Sad</text:span></text:span></text:p>
        </text:list-item>
      </text:list>
      <text:p text:style-name="P93"><text:span text:style-name="Strong_20_Emphasis"><text:span text:style-name="T19"/></text:span></text:p>
      <text:p text:style-name="P11">PRECIOS/PLANES: </text:p>
      <text:p text:style-name="P80">Como ofrecen 2 servicios (mencionados en comentarios), si se usa el segundo supongo que te hacen un plan personalizado con unos precios según lo que pidas. </text:p>
      <text:p text:style-name="P71">Se puede preguntar posteriormente si nos interesa pero ahora se pueden realizar 5 request como máximo por API cada minuto</text:p>
      <text:p text:style-name="P155">OTROS DATOS: </text:p>
      <text:p text:style-name="P158"/>
      <text:p text:style-name="P20"><text:span text:style-name="Strong_20_Emphasis"><text:span text:style-name="T56">Ofrecen 2 productor diferentes: </text:span></text:span></text:p>
      <text:p text:style-name="P120"><text:span text:style-name="Strong_20_Emphasis"><text:span text:style-name="T56"><text:tab/></text:span></text:span><text:span text:style-name="Strong_20_Emphasis">Generic Audio Analysis</text:span>: <text:a xlink:type="simple" xlink:href="https://developers.deepaffects.com/docs/#generic-audio-analysis">This product</text:a> contains APIs like: Denoising API, Speaker <text:tab/>Diarization API, Paralinguistic Feature Extraction API, <text:span text:style-name="T24">Emotion Extraction API</text:span>. The APIs in <text:tab/>this product are available for use to all developers.</text:p>
      <text:list xml:id="list7889053684998953462" text:style-name="L12">
        <text:list-header>
          <text:p text:style-name="P203"><text:span text:style-name="Strong_20_Emphasis">Custom Audio Analysis</text:span>: <text:a xlink:type="simple" xlink:href="https://developers.deepaffects.com/docs/#custom-audio-analysis">This product</text:a> contains custom API’s built exclusively for clients. These API’s are approved for usage only for the specific clients.</text:p>
          <text:p text:style-name="P187">INFORMACIÓN DE LOS AUDIOS QUE PROCESAN: </text:p>
          <text:p text:style-name="P182"/>
        </text:list-header>
      </text:list>
      <text:list xml:id="list8674015771967590117" text:style-name="L13">
        <text:list-item>
          <text:p text:style-name="P183">Capture audio with a sampling rate of 16,000 Hz or h<text:span text:style-name="T58">iger → pero evitar re-sampling</text:span></text:p>
        </text:list-item>
        <text:list-item>
          <text:p text:style-name="P183">Use a lossless codec to record and transmit audio. FLAC or LINEAR16 is recommended</text:p>
        </text:list-item>
        <text:list-item>
          <text:p text:style-name="P183">The recognizer is designed to ignore background voices and noise without additional noise-canceling. However, for optimal results, position the microphone as close to the user as <text:soft-page-break/>possible, particularly when background noise is present.</text:p>
        </text:list-item>
      </text:list>
      <text:p text:style-name="P119"><text:span text:style-name="Emphasis"><text:span text:style-name="T8">Ideally</text:span></text:span><text:span text:style-name="T8">:</text:span></text:p>
      <text:list xml:id="list9067220829452976249" text:style-name="L14">
        <text:list-item>
          <text:p text:style-name="P213">The audio level should be calibrated so that the input signal does not clip, and peak speech audio levels reach approximately -20 to -10 dBFS. </text:p>
        </text:list-item>
        <text:list-item>
          <text:p text:style-name="P213">The device should exhibit approximately “flat” amplitude versus frequency characteristics (+- 3 dB 100 Hz to 8000 Hz). </text:p>
        </text:list-item>
        <text:list-item>
          <text:p text:style-name="P204">Total harmonic distortion should be less than 1% from 100 Hz to 8000 Hz at 90 dB SPL input level. </text:p>
        </text:list-item>
      </text:list>
      <text:p text:style-name="P160"/>
      <text:p text:style-name="P20"><text:span text:style-name="Strong_20_Emphasis"><text:span text:style-name="T18">PRUEBAS:</text:span></text:span></text:p>
      <text:p text:style-name="P20"><text:span text:style-name="Strong_20_Emphasis"><text:span text:style-name="T20">COMENTARIOS:</text:span></text:span></text:p>
      <text:p text:style-name="P20"><text:span text:style-name="Strong_20_Emphasis"><text:span text:style-name="T56">Se soporta tnato Python como nodejs y llamadas API REST</text:span></text:span></text:p>
      <text:p text:style-name="P20"><text:span text:style-name="Strong_20_Emphasis"><text:span text:style-name="T56">Es una start-up</text:span></text:span></text:p>
      <text:p text:style-name="P21"><text:span text:style-name="Strong_20_Emphasis"><text:span text:style-name="T57">Hay que crearse una cuenta para recibir una API key y poder hacer las pruebas. </text:span></text:span></text:p>
      <text:p text:style-name="P94"><text:span text:style-name="Strong_20_Emphasis"><text:span text:style-name="T19">Problemas encontrados: instalación del paquete libmediainfo: </text:span></text:span></text:p>
      <text:p text:style-name="P26"><text:a xlink:type="simple" xlink:href="https://sourceforge.net/p/mediainfo/discussion/297610/thread/d979c9ff/"><text:span text:style-name="Strong_20_Emphasis"><text:span text:style-name="T19">https://sourceforge.net/p/mediainfo/discussion/297610/thread/d979c9ff/</text:span></text:span></text:a></text:p>
      <text:p text:style-name="P11"><text:bookmark-start text:name="__DdeLink__1605_701370630"/><text:span text:style-name="Strong_20_Emphasis"><text:span text:style-name="T18">DATOS DE CONTACTO/WEB:</text:span></text:span><text:bookmark-end text:name="__DdeLink__1605_701370630"/></text:p>
      <text:p text:style-name="P106"><text:bookmark-start text:name="__DdeLink__3442_944222140"/><text:a xlink:type="simple" xlink:href="https://developers.deepaffects.com/docs/#paralinguistic-feature-extraction-api"><text:span text:style-name="Strong_20_Emphasis"><text:span text:style-name="T11">https://developers.deepaffects.com/docs/#paralinguistic-feature-extraction-api</text:span></text:span></text:a><text:bookmark-end text:name="__DdeLink__3442_944222140"/><text:bookmark text:name="__DdeLink__1303_823511766"/></text:p>
      <text:p text:style-name="P84"/>
      <text:p text:style-name="P83"><text:span text:style-name="Strong_20_Emphasis"><text:span text:style-name="T42">5. </text:span></text:span><text:span text:style-name="Strong_20_Emphasis"><text:span text:style-name="T41">sensAI-emotion</text:span></text:span></text:p>
      <text:p text:style-name="P24"><text:span text:style-name="Strong_20_Emphasis"><text:span text:style-name="T51">EMOCIONES: </text:span></text:span></text:p>
      <text:p text:style-name="P25"><text:span text:style-name="Strong_20_Emphasis"><text:span text:style-name="T52">3 modelos pre-entrenados (SVM): </text:span></text:span></text:p>
      <text:p text:style-name="P25"><text:span text:style-name="Strong_20_Emphasis"><text:span text:style-name="T52">emodbEmotion: </text:span></text:span></text:p>
      <text:list xml:id="list7471235645270480506" text:style-name="L15">
        <text:list-item>
          <text:p text:style-name="P201"><text:span text:style-name="Strong_20_Emphasis"><text:span text:style-name="T55">anger</text:span></text:span></text:p>
        </text:list-item>
        <text:list-item>
          <text:p text:style-name="P201"><text:span text:style-name="Strong_20_Emphasis"><text:span text:style-name="T55">boredom</text:span></text:span></text:p>
        </text:list-item>
        <text:list-item>
          <text:p text:style-name="P201"><text:span text:style-name="Strong_20_Emphasis"><text:span text:style-name="T55">disgust</text:span></text:span></text:p>
        </text:list-item>
        <text:list-item>
          <text:p text:style-name="P201"><text:span text:style-name="Strong_20_Emphasis"><text:span text:style-name="T55">fear</text:span></text:span></text:p>
        </text:list-item>
        <text:list-item>
          <text:p text:style-name="P201"><text:span text:style-name="Strong_20_Emphasis"><text:span text:style-name="T55">happiness</text:span></text:span></text:p>
        </text:list-item>
        <text:list-item>
          <text:p text:style-name="P201"><text:span text:style-name="Strong_20_Emphasis"><text:span text:style-name="T55">neutral</text:span></text:span></text:p>
        </text:list-item>
        <text:list-item>
          <text:p text:style-name="P201"><text:span text:style-name="Strong_20_Emphasis"><text:span text:style-name="T55">sadness</text:span></text:span></text:p>
        </text:list-item>
      </text:list>
      <text:p text:style-name="P31">abcAffect:</text:p>
      <text:list xml:id="list612302496776089162" text:style-name="L16">
        <text:list-item>
          <text:p text:style-name="P205">aggressive</text:p>
        </text:list-item>
        <text:list-item>
          <text:p text:style-name="P205"><text:soft-page-break/>cheerful</text:p>
        </text:list-item>
        <text:list-item>
          <text:p text:style-name="P205">intoxicated</text:p>
        </text:list-item>
        <text:list-item>
          <text:p text:style-name="P205">nervous</text:p>
        </text:list-item>
        <text:list-item>
          <text:p text:style-name="P205">neutral</text:p>
        </text:list-item>
        <text:list-item>
          <text:p text:style-name="P205">tired</text:p>
        </text:list-item>
      </text:list>
      <text:p text:style-name="P31">avicInterest: </text:p>
      <text:list xml:id="list947608586747652073" text:style-name="L17">
        <text:list-item>
          <text:p text:style-name="P206">loi1</text:p>
        </text:list-item>
        <text:list-item>
          <text:p text:style-name="P206">loi2</text:p>
        </text:list-item>
        <text:list-item>
          <text:p text:style-name="P206">loi3</text:p>
        </text:list-item>
      </text:list>
      <text:p text:style-name="P22"><text:span text:style-name="Strong_20_Emphasis"><text:span text:style-name="T48">COMENTARIOS:</text:span></text:span></text:p>
      <text:p text:style-name="P85"><text:span text:style-name="Strong_20_Emphasis"><text:span text:style-name="T47">Extensión de OpenSmile (sw para extracción de características y para creación de modelos y utilización de los mismos)</text:span></text:span></text:p>
      <text:p text:style-name="P88"><text:bookmark-start text:name="__DdeLink__1311_823511766"/><text:a xlink:type="simple" xlink:href="http://audeering.com/technology/sensai/#sensai-emotion">http://audeering.com/technology/sensai/#sensai-emotion</text:a><text:bookmark-end text:name="__DdeLink__1311_823511766"/></text:p>
      <text:p text:style-name="P125">La idea es utilizar los algoritmos que vienen ya entrenados en OpenSmile para extraer emociones. </text:p>
      <text:p text:style-name="P125">Opensmile se puede usar para: </text:p>
      <text:list xml:id="list1895206075128411066" text:style-name="L18">
        <text:list-item>
          <text:p text:style-name="P207">Extracción de características de audio</text:p>
        </text:list-item>
        <text:list-item>
          <text:p text:style-name="P207">Entrenamiento de modelos</text:p>
        </text:list-item>
        <text:list-item>
          <text:p text:style-name="P207">Utilizacion de modelos ya entrenados por ellos y que se peuden obtener de la siguiente web: </text:p>
          <text:p text:style-name="P207"><text:a xlink:type="simple" xlink:href="http://records.mlab.no/2015/01/05/opensmile-the-munich-open-source-large-scale-multimedia-feature-extractor-a-tutorial-for-version-2-1/#references">http://records.mlab.no/2015/01/05/opensmile-the-munich-open-source-large-scale-multimedia-feature-extractor-a-tutorial-for-version-2-1/#references</text:a></text:p>
        </text:list-item>
      </text:list>
      <text:p text:style-name="P125"/>
      <text:p text:style-name="P126">Una vez instalado OpenSmile, para correr estos moelos introducimos: </text:p>
      <text:p text:style-name="P170"><text:bookmark-start text:name="__DdeLink__1902_1625177237"/><text:bookmark-start text:name="__DdeLink__1904_1625177237"/>SMILExtract -C config/emobase_live4_batch.conf -I example-audio/opensmile.wav &gt; result.txt<text:bookmark-end text:name="__DdeLink__1902_1625177237"/><text:bookmark-end text:name="__DdeLink__1904_1625177237"/></text:p>
      <text:p text:style-name="P170"/>
      <text:p text:style-name="P126">el archivo de configuración de emobase_live4_batch tiene las llamadas a los modelos entrenados, y se puede modificar según lo que queramos obtener → Buscar en la documentación: doc/opensmilebook.pdf</text:p>
      <text:p text:style-name="P30">PRECIOS: </text:p>
      <text:p text:style-name="P125">El módulo de OpenSmile es gratuito para investigadores aunque te cobran por utilizarlo si eres una empresa. </text:p>
      <text:p text:style-name="P125">Tienen otros módulos que probablemente cobren a parte de pero de los que aún no se sabe el precio → pendientes de recibir correo</text:p>
      <text:p text:style-name="P125"/>
      <text:p text:style-name="P14"><text:soft-page-break/><text:span text:style-name="Strong_20_Emphasis"><text:span text:style-name="T18">DATOS DE CONTACTO/WEB:</text:span></text:span></text:p>
      <text:p text:style-name="P14"><text:a xlink:type="simple" xlink:href="http://audeering.com/technology/opensmile/"><text:span text:style-name="Strong_20_Emphasis"><text:span text:style-name="T21">http://audeering.com/technology/opensmile/</text:span></text:span></text:a></text:p>
      <text:p text:style-name="P125"/>
      <text:p text:style-name="P86"><text:span text:style-name="Strong_20_Emphasis"><text:span text:style-name="T43">6.Empath</text:span></text:span></text:p>
      <text:p text:style-name="P17"><text:span text:style-name="Strong_20_Emphasis"><text:span text:style-name="T45">E</text:span></text:span><text:span text:style-name="Strong_20_Emphasis"><text:span text:style-name="T44">STADOS EMOCIONALES/CLASES:</text:span></text:span></text:p>
      <text:list xml:id="list5827769950963950593" text:style-name="L19">
        <text:list-item>
          <text:p text:style-name="P200"><text:span text:style-name="Strong_20_Emphasis"><text:span text:style-name="T54">Calm</text:span></text:span></text:p>
        </text:list-item>
        <text:list-item>
          <text:p text:style-name="P200"><text:span text:style-name="Strong_20_Emphasis"><text:span text:style-name="T54">Anger</text:span></text:span></text:p>
        </text:list-item>
        <text:list-item>
          <text:p text:style-name="P200"><text:span text:style-name="Strong_20_Emphasis"><text:span text:style-name="T54">Joy</text:span></text:span></text:p>
        </text:list-item>
        <text:list-item>
          <text:p text:style-name="P200"><text:span text:style-name="Strong_20_Emphasis"><text:span text:style-name="T54">Sorrow(pena/tristeza)</text:span></text:span></text:p>
        </text:list-item>
        <text:list-item>
          <text:p text:style-name="P200"><text:span text:style-name="Strong_20_Emphasis"><text:span text:style-name="T54">Energy</text:span></text:span></text:p>
        </text:list-item>
      </text:list>
      <text:p text:style-name="P17"><text:span text:style-name="Strong_20_Emphasis"><text:span text:style-name="T54">Te devuelven el nivel de la emoción en un rango de 0 a 50. </text:span></text:span></text:p>
      <text:p text:style-name="P17"><text:span text:style-name="Strong_20_Emphasis"><text:span text:style-name="T44">PRECIOS/PLANES: </text:span></text:span></text:p>
      <text:p text:style-name="P87"/>
      <text:p text:style-name="P156">OTROS DATOS: </text:p>
      <text:p text:style-name="P162">Se puede utilizar con versiones de Python 2.x</text:p>
      <text:p text:style-name="P162">Basado en REST</text:p>
      <text:p text:style-name="P162">Información sobre la API y cómo realizar llamadas, en la página preinipal de tu cuenta. </text:p>
      <text:p text:style-name="P162"/>
      <text:p text:style-name="P159">INFORMACIÓN DE LOS AUDIOS QUE PROCESAN:</text:p>
      <text:list xml:id="list5894292177729098765" text:style-name="L20">
        <text:list-item>
          <text:p text:style-name="P180">PCM Wave format 16 bit</text:p>
        </text:list-item>
        <text:list-item>
          <text:p text:style-name="P180">1,9MB máximo</text:p>
        </text:list-item>
        <text:list-item>
          <text:p text:style-name="P185">Formato: PCM_floar, PCM_signed o PCM_unsigned</text:p>
        </text:list-item>
        <text:list-item>
          <text:p text:style-name="P185">fmuestreo = 11.025 Hz</text:p>
        </text:list-item>
        <text:list-item>
          <text:p text:style-name="P180">nº canales: 1 (mono)</text:p>
        </text:list-item>
        <text:list-item>
          <text:p text:style-name="P185">Duración MÁXIMA 5 seg.</text:p>
        </text:list-item>
      </text:list>
      <text:p text:style-name="P175"/>
      <text:p text:style-name="P23"><text:span text:style-name="Strong_20_Emphasis"><text:span text:style-name="T48">COMENTARIOS:</text:span></text:span></text:p>
      <text:p text:style-name="P23"><text:span text:style-name="Strong_20_Emphasis"><text:span text:style-name="T50">PRUEBAS:</text:span></text:span></text:p>
      <text:p text:style-name="P12"><text:span text:style-name="Strong_20_Emphasis"><text:span text:style-name="T49">DATOS DE CONTACTO/WEB:</text:span></text:span></text:p>
      <text:p text:style-name="P121"><text:a xlink:type="simple" xlink:href="https://webempath.net/lp-eng/">https://webempath.net/lp-eng/</text:a></text:p>
      <text:p text:style-name="P121"/>
      <text:p text:style-name="P89"/>
      <text:p text:style-name="P89"/>
      <text:p text:style-name="P89"/>
      <text:p text:style-name="P89"/>
      <text:p text:style-name="P89"><text:soft-page-break/></text:p>
      <text:p text:style-name="P89"/>
      <text:p text:style-name="P89"/>
      <text:p text:style-name="P95"/>
      <text:h text:style-name="P166" text:outline-level="1"><text:span text:style-name="T60">7. </text:span>EmoVoice - Real-time emotion recognition from speech</text:h>
      <text:p text:style-name="P28">COMENTARIOS: </text:p>
      <text:p text:style-name="P123">Se realizaron pruebas desde el ejecutable pero no parecía que etiquetase automáticamente, de por sí al bajártelo, hay un proyecto creado denominado EmoVoice y dala impresión de que tiene algún modelo entrenado, pero al probar nuevos audios grabados en streaming, no parecía que devolviese datos sobre emociones. → Enviado correo para preguntar sobre si existen modelos entrenados o sólo es un sw para entrenar los tuyos propios. </text:p>
      <text:p text:style-name="P28">PRECIO/PLANES: </text:p>
      <text:p text:style-name="P81">OpenSource</text:p>
      <text:p text:style-name="P13"><text:span text:style-name="Strong_20_Emphasis"><text:span text:style-name="T46">DATOS DE CONTACTO/WEB:</text:span></text:span></text:p>
      <text:p text:style-name="P122"><text:a xlink:type="simple" xlink:href="https://www.informatik.uni-augsburg.de/lehrstuehle/hcm/projects/tools/emovoice/"><text:span text:style-name="T59">https://www.informatik.uni-augsburg.de/lehrstuehle/hcm/projects/tools/emovoice/</text:span></text:a></text:p>
      <text:p text:style-name="P90"/>
      <text:p text:style-name="P90"/>
      <text:p text:style-name="P90"><text:span text:style-name="Strong_20_Emphasis"><text:span text:style-name="T28">8. </text:span></text:span><text:bookmark-start text:name="__DdeLink__3440_944222140"/><text:span text:style-name="Strong_20_Emphasis"><text:span text:style-name="T25">ALVoiceEmotionAnalysis</text:span></text:span><text:bookmark-end text:name="__DdeLink__3440_944222140"/></text:p>
      <text:p text:style-name="P168">0 = unknown</text:p>
      <text:p text:style-name="Preformatted_20_Text">1 = calm</text:p>
      <text:p text:style-name="Preformatted_20_Text">2 = anger</text:p>
      <text:p text:style-name="Preformatted_20_Text">3 = joy</text:p>
      <text:p text:style-name="P171">4 = sorrow</text:p>
      <text:p text:style-name="P98">emotion recogniced event:</text:p>
      <text:p text:style-name="P169">[</text:p>
      <text:p text:style-name="Preformatted_20_Text"><text:s text:c="2"/>[ matched emotion index, matched emotion level ],</text:p>
      <text:p text:style-name="Preformatted_20_Text"><text:s text:c="2"/>emotion levels: [ calm, anger, joy, sorrow, laughter ],</text:p>
      <text:p text:style-name="Preformatted_20_Text"><text:s text:c="2"/>excitement level</text:p>
      <text:p text:style-name="P171">]</text:p>
      <text:p text:style-name="P98">“Matched emotion level” is the level of the dominant emotion</text:p>
      <text:list xml:id="list1518581554569419892" text:style-name="L21">
        <text:list-item>
          <text:p text:style-name="P208">“Emotion levels” is the vector of the emotions’ scores. Scores are integers between 0 and 5.</text:p>
        </text:list-item>
      </text:list>
      <text:list xml:id="list4601250530734994008" text:style-name="L22">
        <text:list-item>
          <text:p text:style-name="P209">“Excitement level” is a separate value that measures the amount of excitement in the voice. High excitement is often linked with joy or anger.</text:p>
        </text:list-item>
      </text:list>
      <text:p text:style-name="P99"><text:span text:style-name="T29">Example: [ [4,3], [0,2,1,3,0], 1 ] Here, the matched emotion is sorrow with a level of 3.</text:span>We can find <text:soft-page-break/>this value in the emotion levels vector as well. Excitement is quite low (1), meaning the voice was quite monotone.</text:p>
      <text:p text:style-name="P99"/>
      <text:p text:style-name="P29">COMENTARIOS: </text:p>
      <text:p text:style-name="P124"/>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6"/>
      <text:p text:style-name="P91"><text:span text:style-name="Strong_20_Emphasis"><text:span text:style-name="T28">9. </text:span></text:span><text:span text:style-name="Strong_20_Emphasis"><text:span text:style-name="T26">Callminer Eureka:</text:span></text:span></text:p>
      <text:p text:style-name="P91"><text:a xlink:type="simple" xlink:href="https://www.youtube.com/watch?v=svjmxp5KQ0M"><text:span text:style-name="Strong_20_Emphasis"><text:span text:style-name="T26">https://www.youtube.com/watch?v=svjmxp5KQ0M</text:span></text:span></text:a></text:p>
      <text:p text:style-name="P91"/>
      <text:p text:style-name="P97"><text:span text:style-name="Strong_20_Emphasis"><text:span text:style-name="T12">COMENTARIOS:</text:span></text:span></text:p>
      <text:p text:style-name="P124">Enviado correo para preguntar si nos pueden dejar una DEMO o si tienen APIs para integrar esta información en nuestra aplicación. </text:p>
      <text:p text:style-name="P124">Incialmente hecha para centros de datos para ver el estado en el que se encuentran los clientes, verde(positivo), naranja(neutral), rojo(negativo)</text:p>
      <text:p text:style-name="P92"/>
      <text:p text:style-name="P92"/>
      <text:p text:style-name="P92"/>
      <text:p text:style-name="P92"/>
      <text:p text:style-name="P92"><text:soft-page-break/></text:p>
      <text:p text:style-name="P92"/>
      <text:p text:style-name="P92"/>
      <text:p text:style-name="P92"/>
      <text:p text:style-name="P92"/>
      <text:p text:style-name="P92"/>
      <text:p text:style-name="P92"/>
      <text:p text:style-name="P92"/>
      <text:p text:style-name="P92"/>
      <text:p text:style-name="P92"><text:span text:style-name="Strong_20_Emphasis"><text:span text:style-name="T27"/></text:span></text:p>
      <text:h text:style-name="P173" text:outline-level="3"/>
      <text:p text:style-name="P83"/>
      <text:p text:style-name="P88">OTRAS PÁGINAS SOBRE AUDIO RECOGNITION: </text:p>
      <text:p text:style-name="P88"><text:a xlink:type="simple" xlink:href="http://www.fon.hum.uva.nl/praat/">http://www.fon.hum.uva.nl/praat/</text:a></text:p>
      <text:p text:style-name="P98"><text:a xlink:type="simple" xlink:href="http://poseidon.csd.auth.gr/LAB_PEOPLE/Ververidis/emot_rec.htm">http://poseidon.csd.auth.gr/LAB_PEOPLE/Ververidis/emot_rec.htm</text:a></text:p>
      <text:p text:style-name="P100">SPEECH ACOUSTICS: <text:a xlink:type="simple" xlink:href="http://clas.mq.edu.au/speech/acoustics/waveforms/speech_waveforms.html">http://clas.mq.edu.au/speech/acoustics/waveforms/speech_waveforms.html</text:a></text:p>
      <text:p text:style-name="P100">DETECTOR DE AROUSAL LEVELS PARA DETECTAR SENTIMIENTOS EN RASPI: <text:a xlink:type="simple" xlink:href="http://www.kdnuggets.com/2016/05/voice-tone-analysis-emotion-detection.html">http://www.kdnuggets.com/2016/05/voice-tone-analysis-emotion-detection.html</text:a></text:p>
      <text:p text:style-name="P100"/>
      <text:p text:style-name="P100"/>
      <text:p text:style-name="P100"/>
      <text:p text:style-name="P102">IMAGE RECOGNITION APIS: </text:p>
      <text:p text:style-name="P100"><text:a xlink:type="simple" xlink:href="http://emovu.com/e/technology/">http://emovu.com/e/technology/</text:a> → WEB</text:p>
      <text:p text:style-name="P101">emotion API de windows: <text:a xlink:type="simple" xlink:href="https://azure.microsoft.com/en-us/services/cognitive-services/emotion/">https://azure.microsoft.com/en-us/services/cognitive-services/emotion/</text:a></text:p>
      <text:p text:style-name="P101">face analysis cloud engine: <text:a xlink:type="simple" xlink:href="http://sightcorp.com/">http://sightcorp.com/</text:a> </text:p>
      <text:p text:style-name="P103">Affectiva: <text:a xlink:type="simple" xlink:href="https://www.affectiva.com/what/products/">https://www.affectiva.com/what/products/</text:a></text:p>
      <text:p text:style-name="P104"><text:a xlink:type="simple" xlink:href="https://engineering.musefind.com/we-compared-the-3-best-image-analysis-apis-here-s-what-we-learned-2d54cff5ae62">https://engineering.musefind.com/we-compared-the-3-best-image-analysis-apis-here-s-what-we-learned-2d54cff5ae62</text:a> web con 3 APIS/empresas</text:p>
      <text:p text:style-name="P104"/>
      <text:p text:style-name="P29">CURIOSIDADES: </text:p>
      <text:h text:style-name="P174" text:outline-level="3"><text:soft-page-break/>Utakata Mood-Light®</text:h>
      <text:p text:style-name="P97">App que cambia la luz dependiendo de tu hum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1:32:22.820586106</meta:creation-date>
    <dc:date>2017-06-24T18:18:45.469500732</dc:date>
    <meta:editing-duration>PT11H56S</meta:editing-duration>
    <meta:editing-cycles>35</meta:editing-cycles>
    <meta:generator>LibreOffice/4.2.8.2$Linux_X86_64 LibreOffice_project/420m0$Build-2</meta:generator>
    <meta:document-statistic meta:table-count="0" meta:image-count="0" meta:object-count="0" meta:page-count="22" meta:paragraph-count="464" meta:word-count="3786" meta:character-count="25527" meta:non-whitespace-character-count="22120"/>
  </office:meta>
</office:document-meta>
</file>